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list-style-name="LFO1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8" style:family="table-column">
      <style:table-column-properties style:column-width="1.0361in" style:use-optimal-column-width="false"/>
    </style:style>
    <style:style style:name="TableColumn129" style:family="table-column">
      <style:table-column-properties style:column-width="5.5861in" style:use-optimal-column-width="false"/>
    </style:style>
    <style:style style:name="Table127" style:family="table">
      <style:table-properties style:width="6.6222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family="paragraph">
      <style:text-properties fo:font-size="8pt" style:font-size-asian="8pt" style:font-size-complex="8pt"/>
    </style:style>
    <style:style style:name="P143" style:parent-style-name="TableContents" style:list-style-name="LFO3" style:family="paragraph">
      <style:text-properties fo:font-size="8pt" style:font-size-asian="8pt" style:font-size-complex="8pt"/>
    </style:style>
    <style:style style:name="P144" style:parent-style-name="TableContents" style:family="paragraph">
      <style:text-properties fo:font-size="8pt" style:font-size-asian="8pt" style:font-size-complex="8pt"/>
    </style:style>
    <style:style style:name="P145" style:parent-style-name="TableContents" style:list-style-name="LFO3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P147" style:parent-style-name="TableContents" style:list-style-name="LFO3" style:family="paragraph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P149" style:parent-style-name="TableContents" style:list-style-name="LFO3" style:family="paragraph">
      <style:text-properties fo:font-size="8pt" style:font-size-asian="8pt" style:font-size-complex="8pt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P151" style:parent-style-name="TableContents" style:list-style-name="LFO3" style:family="paragraph">
      <style:text-properties fo:font-size="8pt" style:font-size-asian="8pt" style:font-size-complex="8pt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P153" style:parent-style-name="TableContents" style:list-style-name="LFO3" style:family="paragraph">
      <style:text-properties fo:font-size="8pt" style:font-size-asian="8pt" style:font-size-complex="8pt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3" style:family="paragraph">
      <style:text-properties fo:font-size="8pt" style:font-size-asian="8pt" style:font-size-complex="8pt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P157" style:parent-style-name="TableContents" style:list-style-name="LFO3" style:family="paragraph">
      <style:text-properties fo:font-size="8pt" style:font-size-asian="8pt" style:font-size-complex="8pt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3" style:family="paragraph">
      <style:text-properties fo:font-size="8pt" style:font-size-asian="8pt" style:font-size-complex="8pt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P161" style:parent-style-name="TableContents" style:list-style-name="LFO3" style:family="paragraph">
      <style:text-properties fo:font-size="8pt" style:font-size-asian="8pt" style:font-size-complex="8pt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P163" style:parent-style-name="TableContents" style:list-style-name="LFO3" style:family="paragraph">
      <style:text-properties fo:font-size="8pt" style:font-size-asian="8pt" style:font-size-complex="8pt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list-style-name="LFO3" style:family="paragraph">
      <style:text-properties fo:font-size="8pt" style:font-size-asian="8pt" style:font-size-complex="8pt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3" style:family="paragraph">
      <style:text-properties fo:font-size="8pt" style:font-size-asian="8pt" style:font-size-complex="8pt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3" style:family="paragraph">
      <style:text-properties fo:font-size="8pt" style:font-size-asian="8pt" style:font-size-complex="8pt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3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P173" style:parent-style-name="TableContents" style:list-style-name="LFO3" style:family="paragraph">
      <style:text-properties fo:font-size="8pt" style:font-size-asian="8pt" style:font-size-complex="8pt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P175" style:parent-style-name="TableContents" style:list-style-name="LFO3" style:family="paragraph">
      <style:text-properties fo:font-size="8pt" style:font-size-asian="8pt" style:font-size-complex="8pt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P177" style:parent-style-name="TableContents" style:list-style-name="LFO3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3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3" style:family="paragraph">
      <style:text-properties fo:font-size="8pt" style:font-size-asian="8pt" style:font-size-complex="8pt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7" style:family="table-column">
      <style:table-column-properties style:column-width="3.3048in" style:use-optimal-column-width="false"/>
    </style:style>
    <style:style style:name="TableColumn198" style:family="table-column">
      <style:table-column-properties style:column-width="3.3048in" style:use-optimal-column-width="false"/>
    </style:style>
    <style:style style:name="Table196" style:family="table">
      <style:table-properties style:width="6.6097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list-style-name="LFO4" style:family="paragraph">
      <style:text-properties fo:font-size="8pt" style:font-size-asian="8pt" style:font-size-complex="8pt"/>
    </style:style>
    <style:style style:name="P230" style:parent-style-name="TableContents" style:list-style-name="LFO4" style:family="paragraph">
      <style:text-properties fo:font-size="8pt" style:font-size-asian="8pt" style:font-size-complex="8pt"/>
    </style:style>
    <style:style style:name="P231" style:parent-style-name="TableContents" style:list-style-name="LFO4" style:family="paragraph">
      <style:text-properties fo:font-size="8pt" style:font-size-asian="8pt" style:font-size-complex="8pt"/>
    </style:style>
    <style:style style:name="P232" style:parent-style-name="TableContents" style:list-style-name="LFO4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TableContents" style:family="paragraph">
      <style:text-properties fo:font-size="8pt" style:font-size-asian="8pt" style:font-size-complex="8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8" style:parent-style-name="TableContents" style:list-style-name="LFO5" style:family="paragraph">
      <style:text-properties fo:font-size="8pt" style:font-size-asian="8pt" style:font-size-complex="8pt"/>
    </style:style>
    <style:style style:name="P279" style:parent-style-name="TableContents" style:list-style-name="LFO5" style:family="paragraph">
      <style:text-properties fo:font-size="8pt" style:font-size-asian="8pt" style:font-size-complex="8pt"/>
    </style:style>
    <style:style style:name="P280" style:parent-style-name="TableContents" style:list-style-name="LFO5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Fuentedepárrafopredeter." style:family="text">
      <style:text-properties fo:font-size="8pt" style:font-size-asian="8pt" style:font-size-complex="8pt"/>
    </style:style>
    <style:style style:name="T291" style:parent-style-name="Fuentedepárrafopredeter." style:family="text">
      <style:text-properties fo:font-size="8pt" style:font-size-asian="8pt" style:font-size-complex="8pt" fo:background-color="#FFFF00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text-properties fo:font-size="8pt" style:font-size-asian="8pt" style:font-size-complex="8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ableContents" style:family="paragraph">
      <style:text-properties fo:font-size="8pt" style:font-size-asian="8pt" style:font-size-complex="8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ableContents" style:family="paragraph">
      <style:text-properties fo:font-size="8pt" style:font-size-asian="8pt" style:font-size-complex="8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ableContents" style:family="paragraph">
      <style:text-properties fo:font-size="8pt" style:font-size-asian="8pt" style:font-size-complex="8pt"/>
    </style:style>
    <style:style style:name="P3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4" style:family="table-column">
      <style:table-column-properties style:column-width="3.3048in" style:use-optimal-column-width="false"/>
    </style:style>
    <style:style style:name="TableColumn315" style:family="table-column">
      <style:table-column-properties style:column-width="3.3048in" style:use-optimal-column-width="false"/>
    </style:style>
    <style:style style:name="Table313" style:family="table">
      <style:table-properties style:width="6.6097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ableContents" style:family="paragraph">
      <style:text-properties fo:font-size="8pt" style:font-size-asian="8pt" style:font-size-complex="8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text-properties fo:font-size="8pt" style:font-size-asian="8pt" style:font-size-complex="8pt"/>
    </style:style>
    <style:style style:name="P3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4" style:family="table-column">
      <style:table-column-properties style:column-width="3.3048in" style:use-optimal-column-width="false"/>
    </style:style>
    <style:style style:name="TableColumn335" style:family="table-column">
      <style:table-column-properties style:column-width="3.3048in" style:use-optimal-column-width="false"/>
    </style:style>
    <style:style style:name="Table333" style:family="table">
      <style:table-properties style:width="6.6097in" fo:margin-left="0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ableContents" style:family="paragraph">
      <style:text-properties fo:font-size="8pt" style:font-size-asian="8pt" style:font-size-complex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ableContents" style:family="paragraph">
      <style:text-properties fo:font-size="8pt" style:font-size-asian="8pt" style:font-size-complex="8pt"/>
    </style:style>
    <style:style style:name="P3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3" style:family="table-column">
      <style:table-column-properties style:column-width="3.3048in" style:use-optimal-column-width="false"/>
    </style:style>
    <style:style style:name="TableColumn354" style:family="table-column">
      <style:table-column-properties style:column-width="3.3048in" style:use-optimal-column-width="false"/>
    </style:style>
    <style:style style:name="Table352" style:family="table">
      <style:table-properties style:width="6.6097in" fo:margin-left="0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ableContents" style:family="paragraph">
      <style:text-properties fo:font-size="8pt" style:font-size-asian="8pt" style:font-size-complex="8pt"/>
    </style:style>
    <style:style style:name="P3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7" style:family="table-column">
      <style:table-column-properties style:column-width="3.3048in" style:use-optimal-column-width="false"/>
    </style:style>
    <style:style style:name="TableColumn368" style:family="table-column">
      <style:table-column-properties style:column-width="3.3048in" style:use-optimal-column-width="false"/>
    </style:style>
    <style:style style:name="Table366" style:family="table">
      <style:table-properties style:width="6.6097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P3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1" style:family="table-column">
      <style:table-column-properties style:column-width="3.3048in" style:use-optimal-column-width="false"/>
    </style:style>
    <style:style style:name="TableColumn382" style:family="table-column">
      <style:table-column-properties style:column-width="3.3048in" style:use-optimal-column-width="false"/>
    </style:style>
    <style:style style:name="Table380" style:family="table">
      <style:table-properties style:width="6.6097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ableContents" style:family="paragraph">
      <style:text-properties fo:font-size="8pt" style:font-size-asian="8pt" style:font-size-complex="8pt"/>
    </style:style>
    <style:style style:name="P390" style:parent-style-name="TableContents" style:list-style-name="LFO6" style:family="paragraph">
      <style:text-properties fo:font-size="8pt" style:font-size-asian="8pt" style:font-size-complex="8pt"/>
    </style:style>
    <style:style style:name="P391" style:parent-style-name="TableContents" style:list-style-name="LFO6" style:family="paragraph">
      <style:text-properties fo:font-size="8pt" style:font-size-asian="8pt" style:font-size-complex="8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8" style:family="table-column">
      <style:table-column-properties style:column-width="3.3048in" style:use-optimal-column-width="false"/>
    </style:style>
    <style:style style:name="TableColumn399" style:family="table-column">
      <style:table-column-properties style:column-width="3.3048in" style:use-optimal-column-width="false"/>
    </style:style>
    <style:style style:name="Table397" style:family="table">
      <style:table-properties style:width="6.6097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TableContents" style:family="paragraph">
      <style:text-properties fo:font-size="8pt" style:font-size-asian="8pt" style:font-size-complex="8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ableContents" style:family="paragraph">
      <style:text-properties fo:font-size="8pt" style:font-size-asian="8pt" style:font-size-complex="8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ableContents" style:family="paragraph">
      <style:text-properties fo:font-size="8pt" style:font-size-asian="8pt" style:font-size-complex="8pt"/>
    </style:style>
    <style:style style:name="P4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17" style:family="table-column">
      <style:table-column-properties style:column-width="3.3048in" style:use-optimal-column-width="false"/>
    </style:style>
    <style:style style:name="TableColumn418" style:family="table-column">
      <style:table-column-properties style:column-width="3.3048in" style:use-optimal-column-width="false"/>
    </style:style>
    <style:style style:name="Table416" style:family="table">
      <style:table-properties style:width="6.6097in" fo:margin-left="0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ableContents" style:family="paragraph">
      <style:text-properties fo:font-size="8pt" style:font-size-asian="8pt" style:font-size-complex="8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ableContents" style:family="paragraph">
      <style:text-properties fo:font-size="8pt" style:font-size-asian="8pt" style:font-size-complex="8pt"/>
    </style:style>
    <style:style style:name="P4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36" style:family="table-column">
      <style:table-column-properties style:column-width="3.3048in" style:use-optimal-column-width="false"/>
    </style:style>
    <style:style style:name="TableColumn437" style:family="table-column">
      <style:table-column-properties style:column-width="3.3048in" style:use-optimal-column-width="false"/>
    </style:style>
    <style:style style:name="Table435" style:family="table">
      <style:table-properties style:width="6.6097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TableContents" style:family="paragraph">
      <style:text-properties fo:font-size="8pt" style:font-size-asian="8pt" style:font-size-complex="8pt"/>
    </style:style>
    <style:style style:name="P4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0" style:family="table-column">
      <style:table-column-properties style:column-width="3.3048in" style:use-optimal-column-width="false"/>
    </style:style>
    <style:style style:name="TableColumn451" style:family="table-column">
      <style:table-column-properties style:column-width="3.3048in" style:use-optimal-column-width="false"/>
    </style:style>
    <style:style style:name="Table449" style:family="table">
      <style:table-properties style:width="6.6097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TableContents" style:family="paragraph">
      <style:text-properties fo:font-size="8pt" style:font-size-asian="8pt" style:font-size-complex="8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ableContents" style:family="paragraph">
      <style:text-properties fo:font-size="8pt" style:font-size-asian="8pt" style:font-size-complex="8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TableContents" style:family="paragraph">
      <style:text-properties fo:font-size="8pt" style:font-size-asian="8pt" style:font-size-complex="8pt"/>
    </style:style>
    <style:style style:name="P4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0" style:family="table-column">
      <style:table-column-properties style:column-width="3.3048in" style:use-optimal-column-width="false"/>
    </style:style>
    <style:style style:name="TableColumn471" style:family="table-column">
      <style:table-column-properties style:column-width="3.3048in" style:use-optimal-column-width="false"/>
    </style:style>
    <style:style style:name="Table469" style:family="table">
      <style:table-properties style:width="6.6097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TableContents" style:family="paragraph">
      <style:text-properties fo:font-size="8pt" style:font-size-asian="8pt" style:font-size-complex="8pt"/>
    </style:style>
    <style:style style:name="P4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4" style:family="table-column">
      <style:table-column-properties style:column-width="3.3048in" style:use-optimal-column-width="false"/>
    </style:style>
    <style:style style:name="TableColumn485" style:family="table-column">
      <style:table-column-properties style:column-width="3.3048in" style:use-optimal-column-width="false"/>
    </style:style>
    <style:style style:name="Table483" style:family="table">
      <style:table-properties style:width="6.6097in" fo:margin-left="0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TableContents" style:family="paragraph">
      <style:text-properties fo:font-size="8pt" style:font-size-asian="8pt" style:font-size-complex="8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ableContents" style:family="paragraph">
      <style:text-properties fo:font-size="8pt" style:font-size-asian="8pt" style:font-size-complex="8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ableContents" style:family="paragraph">
      <style:text-properties fo:font-size="8pt" style:font-size-asian="8pt" style:font-size-complex="8pt"/>
    </style:style>
    <style:style style:name="P4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3" style:family="table-column">
      <style:table-column-properties style:column-width="3.3048in" style:use-optimal-column-width="false"/>
    </style:style>
    <style:style style:name="TableColumn504" style:family="table-column">
      <style:table-column-properties style:column-width="3.3048in" style:use-optimal-column-width="false"/>
    </style:style>
    <style:style style:name="Table502" style:family="table">
      <style:table-properties style:width="6.6097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TableContents" style:family="paragraph">
      <style:text-properties fo:font-size="8pt" style:font-size-asian="8pt" style:font-size-complex="8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ableContents" style:family="paragraph">
      <style:text-properties fo:font-size="8pt" style:font-size-asian="8pt" style:font-size-complex="8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ableContents" style:family="paragraph">
      <style:text-properties fo:font-size="8pt" style:font-size-asian="8pt" style:font-size-complex="8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ableContents" style:family="paragraph">
      <style:text-properties fo:font-size="8pt" style:font-size-asian="8pt" style:font-size-complex="8pt"/>
    </style:style>
    <style:style style:name="P5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8" style:family="table-column">
      <style:table-column-properties style:column-width="3.3048in" style:use-optimal-column-width="false"/>
    </style:style>
    <style:style style:name="TableColumn529" style:family="table-column">
      <style:table-column-properties style:column-width="3.3048in" style:use-optimal-column-width="false"/>
    </style:style>
    <style:style style:name="Table527" style:family="table">
      <style:table-properties style:width="6.6097in" fo:margin-left="0in" table:align="lef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TableContents" style:family="paragraph">
      <style:text-properties fo:font-size="8pt" style:font-size-asian="8pt" style:font-size-complex="8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ableContents" style:family="paragraph">
      <style:text-properties fo:font-size="8pt" style:font-size-asian="8pt" style:font-size-complex="8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ableContents" style:family="paragraph">
      <style:text-properties fo:font-size="8pt" style:font-size-asian="8pt" style:font-size-complex="8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ableContents" style:family="paragraph">
      <style:text-properties fo:font-size="8pt" style:font-size-asian="8pt" style:font-size-complex="8pt"/>
    </style:style>
    <style:style style:name="P5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2" style:family="table-column">
      <style:table-column-properties style:column-width="3.3048in" style:use-optimal-column-width="false"/>
    </style:style>
    <style:style style:name="TableColumn553" style:family="table-column">
      <style:table-column-properties style:column-width="3.3048in" style:use-optimal-column-width="false"/>
    </style:style>
    <style:style style:name="Table551" style:family="table">
      <style:table-properties style:width="6.6097in" fo:margin-left="0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TableContents" style:family="paragraph">
      <style:text-properties fo:font-size="8pt" style:font-size-asian="8pt" style:font-size-complex="8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6" style:family="table-column">
      <style:table-column-properties style:column-width="3.3048in" style:use-optimal-column-width="false"/>
    </style:style>
    <style:style style:name="TableColumn567" style:family="table-column">
      <style:table-column-properties style:column-width="3.3048in" style:use-optimal-column-width="false"/>
    </style:style>
    <style:style style:name="Table565" style:family="table">
      <style:table-properties style:width="6.6097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TableContents" style:family="paragraph">
      <style:text-properties fo:font-size="8pt" style:font-size-asian="8pt" style:font-size-complex="8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ableContents" style:family="paragraph">
      <style:text-properties fo:font-size="8pt" style:font-size-asian="8pt" style:font-size-complex="8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ableContents" style:family="paragraph">
      <style:text-properties fo:font-size="8pt" style:font-size-asian="8pt" style:font-size-complex="8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ableContents" style:family="paragraph">
      <style:text-properties fo:font-size="8pt" style:font-size-asian="8pt" style:font-size-complex="8pt"/>
    </style:style>
    <style:style style:name="P5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6" style:family="table-column">
      <style:table-column-properties style:column-width="3.3048in" style:use-optimal-column-width="false"/>
    </style:style>
    <style:style style:name="TableColumn597" style:family="table-column">
      <style:table-column-properties style:column-width="3.3048in" style:use-optimal-column-width="false"/>
    </style:style>
    <style:style style:name="Table595" style:family="table">
      <style:table-properties style:width="6.6097in" fo:margin-left="0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TableContents" style:family="paragraph">
      <style:text-properties fo:font-size="8pt" style:font-size-asian="8pt" style:font-size-complex="8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TableContents" style:family="paragraph">
      <style:text-properties fo:font-size="8pt" style:font-size-asian="8pt" style:font-size-complex="8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TableContents" style:family="paragraph">
      <style:text-properties fo:font-size="8pt" style:font-size-asian="8pt" style:font-size-complex="8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TableContents" style:family="paragraph">
      <style:text-properties fo:font-size="8pt" style:font-size-asian="8pt" style:font-size-complex="8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TableContents" style:family="paragraph">
      <style:text-properties fo:font-size="8pt" style:font-size-asian="8pt" style:font-size-complex="8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TableContents" style:family="paragraph">
      <style:text-properties fo:font-size="8pt" style:font-size-asian="8pt" style:font-size-complex="8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TableContents" style:family="paragraph">
      <style:text-properties fo:font-size="8pt" style:font-size-asian="8pt" style:font-size-complex="8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TableContents" style:family="paragraph">
      <style:text-properties fo:font-size="8pt" style:font-size-asian="8pt" style:font-size-complex="8pt"/>
    </style:style>
    <style:style style:name="P6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5" style:family="table-column">
      <style:table-column-properties style:column-width="3.3048in" style:use-optimal-column-width="false"/>
    </style:style>
    <style:style style:name="TableColumn626" style:family="table-column">
      <style:table-column-properties style:column-width="3.3048in" style:use-optimal-column-width="false"/>
    </style:style>
    <style:style style:name="Table624" style:family="table">
      <style:table-properties style:width="6.6097in" fo:margin-left="0in" table:align="lef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TableContents" style:family="paragraph">
      <style:text-properties fo:font-size="8pt" style:font-size-asian="8pt" style:font-size-complex="8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TableContents" style:family="paragraph">
      <style:text-properties fo:font-size="8pt" style:font-size-asian="8pt" style:font-size-complex="8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TableContents" style:family="paragraph">
      <style:text-properties fo:font-size="8pt" style:font-size-asian="8pt" style:font-size-complex="8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TableContents" style:family="paragraph">
      <style:text-properties fo:font-size="8pt" style:font-size-asian="8pt" style:font-size-complex="8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TableContents" style:family="paragraph">
      <style:text-properties fo:font-size="8pt" style:font-size-asian="8pt" style:font-size-complex="8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TableContents" style:family="paragraph">
      <style:text-properties fo:font-size="8pt" style:font-size-asian="8pt" style:font-size-complex="8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TableContents" style:family="paragraph">
      <style:text-properties fo:font-size="8pt" style:font-size-asian="8pt" style:font-size-complex="8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TableContents" style:family="paragraph">
      <style:text-properties fo:font-size="8pt" style:font-size-asian="8pt" style:font-size-complex="8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TableContents" style:family="paragraph">
      <style:text-properties fo:font-size="8pt" style:font-size-asian="8pt" style:font-size-complex="8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TableContents" style:family="paragraph">
      <style:text-properties fo:font-size="8pt" style:font-size-asian="8pt" style:font-size-complex="8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TableContents" style:family="paragraph">
      <style:text-properties fo:font-size="8pt" style:font-size-asian="8pt" style:font-size-complex="8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TableContents" style:family="paragraph">
      <style:text-properties fo:font-size="8pt" style:font-size-asian="8pt" style:font-size-complex="8pt"/>
    </style:style>
    <style:style style:name="P6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4" style:family="table-column">
      <style:table-column-properties style:column-width="3.3048in" style:use-optimal-column-width="false"/>
    </style:style>
    <style:style style:name="TableColumn665" style:family="table-column">
      <style:table-column-properties style:column-width="3.3048in" style:use-optimal-column-width="false"/>
    </style:style>
    <style:style style:name="Table663" style:family="table">
      <style:table-properties style:width="6.6097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TableContents" style:family="paragraph">
      <style:text-properties fo:font-size="8pt" style:font-size-asian="8pt" style:font-size-complex="8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TableContents" style:family="paragraph">
      <style:text-properties fo:font-size="8pt" style:font-size-asian="8pt" style:font-size-complex="8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TableContents" style:family="paragraph">
      <style:text-properties fo:font-size="8pt" style:font-size-asian="8pt" style:font-size-complex="8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TableContents" style:family="paragraph">
      <style:text-properties fo:font-size="8pt" style:font-size-asian="8pt" style:font-size-complex="8pt"/>
    </style:style>
    <style:style style:name="P6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3" style:family="table-column">
      <style:table-column-properties style:column-width="3.3048in" style:use-optimal-column-width="false"/>
    </style:style>
    <style:style style:name="TableColumn684" style:family="table-column">
      <style:table-column-properties style:column-width="3.3048in" style:use-optimal-column-width="false"/>
    </style:style>
    <style:style style:name="Table682" style:family="table">
      <style:table-properties style:width="6.6097in" fo:margin-left="0in" table:align="lef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TableContents" style:family="paragraph">
      <style:text-properties fo:font-size="8pt" style:font-size-asian="8pt" style:font-size-complex="8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TableContents" style:family="paragraph">
      <style:text-properties fo:font-size="8pt" style:font-size-asian="8pt" style:font-size-complex="8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TableContents" style:family="paragraph">
      <style:text-properties fo:font-size="8pt" style:font-size-asian="8pt" style:font-size-complex="8pt"/>
    </style:style>
    <style:style style:name="P6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2" style:family="table-column">
      <style:table-column-properties style:column-width="3.3048in" style:use-optimal-column-width="false"/>
    </style:style>
    <style:style style:name="TableColumn703" style:family="table-column">
      <style:table-column-properties style:column-width="3.3048in" style:use-optimal-column-width="false"/>
    </style:style>
    <style:style style:name="Table701" style:family="table">
      <style:table-properties style:width="6.6097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TableContents" style:family="paragraph">
      <style:text-properties fo:font-size="8pt" style:font-size-asian="8pt" style:font-size-complex="8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TableContents" style:family="paragraph">
      <style:text-properties fo:font-size="8pt" style:font-size-asian="8pt" style:font-size-complex="8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TableContents" style:family="paragraph">
      <style:text-properties fo:font-size="8pt" style:font-size-asian="8pt" style:font-size-complex="8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TableContents" style:family="paragraph">
      <style:text-properties fo:font-size="8pt" style:font-size-asian="8pt" style:font-size-complex="8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TableContents" style:family="paragraph">
      <style:text-properties fo:font-size="8pt" style:font-size-asian="8pt" style:font-size-complex="8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TableContents" style:family="paragraph">
      <style:text-properties fo:font-size="8pt" style:font-size-asian="8pt" style:font-size-complex="8p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TableContents" style:family="paragraph">
      <style:text-properties fo:font-size="8pt" style:font-size-asian="8pt" style:font-size-complex="8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TableContents" style:family="paragraph">
      <style:text-properties fo:font-size="8pt" style:font-size-asian="8pt" style:font-size-complex="8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TableContents" style:family="paragraph">
      <style:text-properties fo:font-size="8pt" style:font-size-asian="8pt" style:font-size-complex="8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TableContents" style:family="paragraph">
      <style:text-properties fo:font-size="8pt" style:font-size-asian="8pt" style:font-size-complex="8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TableContents" style:family="paragraph">
      <style:text-properties fo:font-size="8pt" style:font-size-asian="8pt" style:font-size-complex="8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TableContents" style:family="paragraph">
      <style:text-properties fo:font-size="8pt" style:font-size-asian="8pt" style:font-size-complex="8pt"/>
    </style:style>
    <style:style style:name="P7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fo:font-size="8pt" style:font-size-asian="8pt" style:font-size-complex="8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6" style:parent-style-name="Fuentedepárrafopredeter." style:family="text">
      <style:text-properties fo:font-size="8pt" style:font-size-asian="8pt" style:font-size-complex="8pt"/>
    </style:style>
    <style:style style:name="T747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fo:font-size="8pt" style:font-size-asian="8pt" style:font-size-complex="8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font-size="8pt" style:font-size-asian="8pt" style:font-size-complex="8pt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Standard" style:family="paragraph">
      <style:text-properties fo:font-size="8pt" style:font-size-asian="8pt" style:font-size-complex="8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fo:font-size="8pt" style:font-size-asian="8pt" style:font-size-complex="8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fo:font-size="8pt" style:font-size-asian="8pt" style:font-size-complex="8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fo:font-size="8pt" style:font-size-asian="8pt" style:font-size-complex="8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74" style:parent-style-name="Normal" style:family="paragraph">
      <style:text-properties text:display="none"/>
    </style:style>
    <style:style style:name="TableColumn776" style:family="table-column">
      <style:table-column-properties style:column-width="0.5013in" style:use-optimal-column-width="false"/>
    </style:style>
    <style:style style:name="TableColumn777" style:family="table-column">
      <style:table-column-properties style:column-width="0.6263in" style:use-optimal-column-width="false"/>
    </style:style>
    <style:style style:name="TableColumn778" style:family="table-column">
      <style:table-column-properties style:column-width="1.1659in" style:use-optimal-column-width="false"/>
    </style:style>
    <style:style style:name="TableColumn779" style:family="table-column">
      <style:table-column-properties style:column-width="4.3993in" style:use-optimal-column-width="false"/>
    </style:style>
    <style:style style:name="Table775" style:family="table">
      <style:table-properties style:width="6.693in" fo:margin-left="-0.009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center"/>
    </style:style>
    <style:style style:name="T807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08" style:parent-style-name="Fuentedepárrafopredeter." style:family="text">
      <style:text-properties fo:font-size="8pt" style:font-size-asian="8pt" style:font-size-complex="8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</style:style>
    <style:style style:name="T818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19" style:parent-style-name="Fuentedepárrafopredeter." style:family="text"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856" style:parent-style-name="Standard" style:family="paragraph">
      <style:text-properties style:font-name-asian="Liberation Serif" style:font-name-complex="Liberation Serif"/>
    </style:style>
    <style:style style:name="P857" style:parent-style-name="Standard" style:family="paragraph">
      <style:text-properties style:font-name-asian="Liberation Serif" style:font-name-complex="Liberation Serif"/>
    </style:style>
    <style:style style:name="P858" style:parent-style-name="Standard" style:family="paragraph">
      <style:text-properties style:font-name-asian="Liberation Serif" style:font-name-complex="Liberation Serif"/>
    </style:style>
    <style:style style:name="P859" style:parent-style-name="Standard" style:family="paragraph">
      <style:text-properties style:font-name-asian="Liberation Serif" style:font-name-complex="Liberation Serif"/>
    </style:style>
    <style:style style:name="P860" style:parent-style-name="Standard" style:family="paragraph">
      <style:text-properties style:font-name-asian="Liberation Serif" style:font-name-complex="Liberation Serif"/>
    </style:style>
    <style:style style:name="P861" style:parent-style-name="Standard" style:family="paragraph">
      <style:text-properties style:font-name-asian="Liberation Serif" style:font-name-complex="Liberation Serif"/>
    </style:style>
    <style:style style:name="P862" style:parent-style-name="Standard" style:family="paragraph">
      <style:text-properties style:font-name-asian="Liberation Serif" style:font-name-complex="Liberation Serif"/>
    </style:style>
    <style:style style:name="P863" style:parent-style-name="Standard" style:family="paragraph">
      <style:text-properties style:font-name-asian="Liberation Serif" style:font-name-complex="Liberation Serif"/>
    </style:style>
    <style:style style:name="P864" style:parent-style-name="Standard" style:family="paragraph">
      <style:text-properties style:font-name-asian="Liberation Serif" style:font-name-complex="Liberation Serif"/>
    </style:style>
    <style:style style:name="P865" style:parent-style-name="Standard" style:family="paragraph">
      <style:text-properties style:font-name-asian="Liberation Serif" style:font-name-complex="Liberation Serif"/>
    </style:style>
    <style:style style:name="P866" style:parent-style-name="Standard" style:family="paragraph">
      <style:text-properties style:font-name-asian="Liberation Serif" style:font-name-complex="Liberation Serif"/>
    </style:style>
    <style:style style:name="P867" style:parent-style-name="Standard" style:family="paragraph">
      <style:text-properties style:font-name-asian="Liberation Serif" style:font-name-complex="Liberation Serif"/>
    </style:style>
    <style:style style:name="P868" style:parent-style-name="Standard" style:family="paragraph">
      <style:text-properties style:font-name-asian="Liberation Serif" style:font-name-complex="Liberation Serif"/>
    </style:style>
    <style:style style:name="P869" style:parent-style-name="Standard" style:family="paragraph">
      <style:text-properties style:font-name-asian="Liberation Serif" style:font-name-complex="Liberation Serif"/>
    </style:style>
    <style:style style:name="P870" style:parent-style-name="Standard" style:family="paragraph">
      <style:text-properties style:font-name-asian="Liberation Serif" style:font-name-complex="Liberation Serif"/>
    </style:style>
    <style:style style:name="P871" style:parent-style-name="Standard" style:family="paragraph">
      <style:text-properties style:font-name-asian="Liberation Serif" style:font-name-complex="Liberation Serif"/>
    </style:style>
    <style:style style:name="P872" style:parent-style-name="Standard" style:family="paragraph">
      <style:text-properties style:font-name-asian="Liberation Serif" style:font-name-complex="Liberation Serif"/>
    </style:style>
    <style:style style:name="P873" style:parent-style-name="Standard" style:family="paragraph">
      <style:text-properties style:font-name-asian="Liberation Serif" style:font-name-complex="Liberation Serif"/>
    </style:style>
    <style:style style:name="P874" style:parent-style-name="Standard" style:family="paragraph">
      <style:text-properties style:font-name-asian="Liberation Serif" style:font-name-complex="Liberation Serif"/>
    </style:style>
    <style:style style:name="P875" style:parent-style-name="Standard" style:family="paragraph">
      <style:text-properties style:font-name-asian="Liberation Serif" style:font-name-complex="Liberation Serif"/>
    </style:style>
    <style:style style:name="P876" style:parent-style-name="Standard" style:family="paragraph">
      <style:text-properties style:font-name-asian="Liberation Serif" style:font-name-complex="Liberation Serif"/>
    </style:style>
    <style:style style:name="P877" style:parent-style-name="Standard" style:family="paragraph">
      <style:text-properties style:font-name-asian="Liberation Serif" style:font-name-complex="Liberation Serif"/>
    </style:style>
    <style:style style:name="P878" style:parent-style-name="Standard" style:family="paragraph">
      <style:text-properties style:font-name-asian="Liberation Serif" style:font-name-complex="Liberation Serif"/>
    </style:style>
    <style:style style:name="P879" style:parent-style-name="Standard" style:family="paragraph">
      <style:text-properties style:font-name-asian="Liberation Serif" style:font-name-complex="Liberation Serif"/>
    </style:style>
    <style:style style:name="P880" style:parent-style-name="Standard" style:family="paragraph">
      <style:text-properties style:font-name-asian="Liberation Serif" style:font-name-complex="Liberation Serif"/>
    </style:style>
    <style:style style:name="P881" style:parent-style-name="Standard" style:family="paragraph">
      <style:text-properties style:font-name-asian="Liberation Serif" style:font-name-complex="Liberation Serif"/>
    </style:style>
    <style:style style:name="P882" style:parent-style-name="Standard" style:family="paragraph">
      <style:text-properties style:font-name-asian="Liberation Serif" style:font-name-complex="Liberation Serif"/>
    </style:style>
    <style:style style:name="P883" style:parent-style-name="Standard" style:family="paragraph">
      <style:text-properties style:font-name-asian="Liberation Serif" style:font-name-complex="Liberation Serif"/>
    </style:style>
    <style:style style:name="P884" style:parent-style-name="Standard" style:family="paragraph">
      <style:text-properties style:font-name-asian="Liberation Serif" style:font-name-complex="Liberation Serif"/>
    </style:style>
    <style:style style:name="P885" style:parent-style-name="Standard" style:family="paragraph">
      <style:text-properties style:font-name-asian="Liberation Serif" style:font-name-complex="Liberation Serif"/>
    </style:style>
    <style:style style:name="P886" style:parent-style-name="Standard" style:family="paragraph">
      <style:text-properties style:font-name-asian="Liberation Serif" style:font-name-complex="Liberation Serif"/>
    </style:style>
    <style:style style:name="P887" style:parent-style-name="Standard" style:family="paragraph">
      <style:text-properties style:font-name-asian="Liberation Serif" style:font-name-complex="Liberation Serif"/>
    </style:style>
    <style:style style:name="P888" style:parent-style-name="Standard" style:family="paragraph">
      <style:text-properties style:font-name-asian="Liberation Serif" style:font-name-complex="Liberation Serif"/>
    </style:style>
    <style:style style:name="P889" style:parent-style-name="Standard" style:family="paragraph">
      <style:text-properties style:font-name-asian="Liberation Serif" style:font-name-complex="Liberation Serif"/>
    </style:style>
    <style:style style:name="P890" style:parent-style-name="Standard" style:family="paragraph">
      <style:text-properties style:font-name-asian="Liberation Serif" style:font-name-complex="Liberation Serif"/>
    </style:style>
    <style:style style:name="P891" style:parent-style-name="Standard" style:family="paragraph">
      <style:text-properties style:font-name-asian="Liberation Serif" style:font-name-complex="Liberation Serif"/>
    </style:style>
    <style:style style:name="P892" style:parent-style-name="Standard" style:family="paragraph">
      <style:text-properties style:font-name-asian="Liberation Serif" style:font-name-complex="Liberation Serif"/>
    </style:style>
    <style:style style:name="P893" style:parent-style-name="Standard" style:family="paragraph">
      <style:text-properties style:font-name-asian="Liberation Serif" style:font-name-complex="Liberation Serif"/>
    </style:style>
    <style:style style:name="P894" style:parent-style-name="Standard" style:family="paragraph">
      <style:text-properties style:font-name-asian="Liberation Serif" style:font-name-complex="Liberation Serif"/>
    </style:style>
    <style:style style:name="P895" style:parent-style-name="Standard" style:family="paragraph">
      <style:text-properties style:font-name-asian="Liberation Serif" style:font-name-complex="Liberation Serif"/>
    </style:style>
    <style:style style:name="P896" style:parent-style-name="Standard" style:family="paragraph">
      <style:text-properties style:font-name-asian="Liberation Serif" style:font-name-complex="Liberation Serif"/>
    </style:style>
    <style:style style:name="P897" style:parent-style-name="Standard" style:family="paragraph">
      <style:text-properties style:font-name-asian="Liberation Serif" style:font-name-complex="Liberation Serif"/>
    </style:style>
    <style:style style:name="P898" style:parent-style-name="Standard" style:family="paragraph">
      <style:text-properties style:font-name-asian="Liberation Serif" style:font-name-complex="Liberation Serif"/>
    </style:style>
    <style:style style:name="P899" style:parent-style-name="Standard" style:family="paragraph">
      <style:text-properties style:font-name-asian="Liberation Serif" style:font-name-complex="Liberation Serif"/>
    </style:style>
    <style:style style:name="P900" style:parent-style-name="Standard" style:family="paragraph">
      <style:text-properties style:font-name-asian="Liberation Serif" style:font-name-complex="Liberation Serif"/>
    </style:style>
    <style:style style:name="P901" style:parent-style-name="Standard" style:family="paragraph">
      <style:text-properties style:font-name-asian="Liberation Serif" style:font-name-complex="Liberation Serif"/>
    </style:style>
    <style:style style:name="P902" style:parent-style-name="Standard" style:family="paragraph">
      <style:text-properties style:font-name-asian="Liberation Serif" style:font-name-complex="Liberation Serif"/>
    </style:style>
    <style:style style:name="P903" style:parent-style-name="Standard" style:family="paragraph">
      <style:text-properties style:font-name-asian="Liberation Serif" style:font-name-complex="Liberation Serif"/>
    </style:style>
    <style:style style:name="P904" style:parent-style-name="Standard" style:family="paragraph">
      <style:text-properties style:font-name-asian="Liberation Serif" style:font-name-complex="Liberation Serif"/>
    </style:style>
    <style:style style:name="P905" style:parent-style-name="Standard" style:family="paragraph">
      <style:text-properties style:font-name-asian="Liberation Serif" style:font-name-complex="Liberation Serif"/>
    </style:style>
    <style:style style:name="P906" style:parent-style-name="Standard" style:family="paragraph">
      <style:text-properties style:font-name-asian="Liberation Serif" style:font-name-complex="Liberation Serif"/>
    </style:style>
    <style:style style:name="P907" style:parent-style-name="Standard" style:family="paragraph">
      <style:text-properties style:font-name-asian="Liberation Serif" style:font-name-complex="Liberation Serif"/>
    </style:style>
    <style:style style:name="P908" style:parent-style-name="Standard" style:family="paragraph">
      <style:text-properties style:font-name-asian="Liberation Serif" style:font-name-complex="Liberation Serif"/>
    </style:style>
    <style:style style:name="P909" style:parent-style-name="Standard" style:family="paragraph">
      <style:text-properties style:font-name-asian="Liberation Serif" style:font-name-complex="Liberation Serif"/>
    </style:style>
    <style:style style:name="P910" style:parent-style-name="Standard" style:family="paragraph">
      <style:text-properties style:font-name-asian="Liberation Serif" style:font-name-complex="Liberation Serif"/>
    </style:style>
    <style:style style:name="P911" style:parent-style-name="Standard" style:family="paragraph">
      <style:text-properties style:font-name-asian="Liberation Serif" style:font-name-complex="Liberation Serif"/>
    </style:style>
    <style:style style:name="P912" style:parent-style-name="Standard" style:family="paragraph">
      <style:text-properties style:font-name-asian="Liberation Serif" style:font-name-complex="Liberation Serif"/>
    </style:style>
    <style:style style:name="P913" style:parent-style-name="Standard" style:family="paragraph">
      <style:text-properties style:font-name-asian="Liberation Serif" style:font-name-complex="Liberation Serif"/>
    </style:style>
    <style:style style:name="P914" style:parent-style-name="Standard" style:family="paragraph">
      <style:text-properties style:font-name-asian="Liberation Serif" style:font-name-complex="Liberation Serif"/>
    </style:style>
    <style:style style:name="P915" style:parent-style-name="Standard" style:family="paragraph">
      <style:text-properties style:font-name-asian="Liberation Serif" style:font-name-complex="Liberation Serif"/>
    </style:style>
    <style:style style:name="P916" style:parent-style-name="Standard" style:family="paragraph">
      <style:text-properties style:font-name-asian="Liberation Serif" style:font-name-complex="Liberation Serif"/>
    </style:style>
    <style:style style:name="P917" style:parent-style-name="Standard" style:family="paragraph">
      <style:text-properties style:font-name-asian="Liberation Serif" style:font-name-complex="Liberation Serif"/>
    </style:style>
    <style:style style:name="P918" style:parent-style-name="Standard" style:family="paragraph">
      <style:text-properties style:font-name-asian="Liberation Serif" style:font-name-complex="Liberation Serif"/>
    </style:style>
    <style:style style:name="P919" style:parent-style-name="Standard" style:family="paragraph">
      <style:text-properties style:font-name-asian="Liberation Serif" style:font-name-complex="Liberation Serif"/>
    </style:style>
    <style:style style:name="P920" style:parent-style-name="Standard" style:family="paragraph">
      <style:text-properties style:font-name-asian="Liberation Serif" style:font-name-complex="Liberation Serif"/>
    </style:style>
    <style:style style:name="P921" style:parent-style-name="Standard" style:family="paragraph">
      <style:text-properties style:font-name-asian="Liberation Serif" style:font-name-complex="Liberation Serif"/>
    </style:style>
    <style:style style:name="P922" style:parent-style-name="Standard" style:family="paragraph">
      <style:text-properties style:font-name-asian="Liberation Serif" style:font-name-complex="Liberation Serif"/>
    </style:style>
    <style:style style:name="P923" style:parent-style-name="Standard" style:family="paragraph">
      <style:text-properties style:font-name-asian="Liberation Serif" style:font-name-complex="Liberation Serif"/>
    </style:style>
    <style:style style:name="P924" style:parent-style-name="Standard" style:family="paragraph">
      <style:text-properties style:font-name-asian="Liberation Serif" style:font-name-complex="Liberation Serif"/>
    </style:style>
    <style:style style:name="P925" style:parent-style-name="Standard" style:family="paragraph">
      <style:text-properties style:font-name-asian="Liberation Serif" style:font-name-complex="Liberation Serif"/>
    </style:style>
    <style:style style:name="P926" style:parent-style-name="Standard" style:family="paragraph">
      <style:text-properties style:font-name-asian="Liberation Serif" style:font-name-complex="Liberation Serif"/>
    </style:style>
    <style:style style:name="P927" style:parent-style-name="Standard" style:family="paragraph">
      <style:text-properties style:font-name-asian="Liberation Serif" style:font-name-complex="Liberation Serif"/>
    </style:style>
    <style:style style:name="P928" style:parent-style-name="Standard" style:family="paragraph">
      <style:text-properties style:font-name-asian="Liberation Serif" style:font-name-complex="Liberation Serif"/>
    </style:style>
    <style:style style:name="P929" style:parent-style-name="Standard" style:family="paragraph">
      <style:text-properties style:font-name-asian="Liberation Serif" style:font-name-complex="Liberation Serif"/>
    </style:style>
    <style:style style:name="P930" style:parent-style-name="Standard" style:family="paragraph">
      <style:text-properties style:font-name-asian="Liberation Serif" style:font-name-complex="Liberation Serif"/>
    </style:style>
    <style:style style:name="P931" style:parent-style-name="Standard" style:family="paragraph">
      <style:text-properties style:font-name-asian="Liberation Serif" style:font-name-complex="Liberation Serif"/>
    </style:style>
    <style:style style:name="P932" style:parent-style-name="Standard" style:family="paragraph">
      <style:text-properties style:font-name-asian="Liberation Serif" style:font-name-complex="Liberation Serif"/>
    </style:style>
    <style:style style:name="P933" style:parent-style-name="Standard" style:family="paragraph">
      <style:text-properties style:font-name-asian="Liberation Serif" style:font-name-complex="Liberation Serif"/>
    </style:style>
    <style:style style:name="P934" style:parent-style-name="Standard" style:family="paragraph">
      <style:text-properties style:font-name-asian="Liberation Serif" style:font-name-complex="Liberation Serif"/>
    </style:style>
    <style:style style:name="P935" style:parent-style-name="Standard" style:family="paragraph">
      <style:text-properties style:font-name-asian="Liberation Serif" style:font-name-complex="Liberation Serif"/>
    </style:style>
    <style:style style:name="P936" style:parent-style-name="Standard" style:family="paragraph">
      <style:text-properties style:font-name-asian="Liberation Serif" style:font-name-complex="Liberation Serif"/>
    </style:style>
    <style:style style:name="P937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 existir un cliente minorista</text:p>
                    </text:list-item>
                    <text:list-item>
                      <text:p text:style-name="P123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4"/>
          </table:table-cell>
          <table:covered-table-cell/>
        </table:table-row>
        <table:table-row table:style-name="TableRow125">
          <table:table-cell table:style-name="TableCell126" table:number-columns-spanned="2">
            <table:table table:style-name="Table127">
              <table:table-columns>
                <table:table-column table:style-name="TableColumn128"/>
                <table:table-column table:style-name="TableColumn129"/>
              </table:table-columns>
              <table:table-row table:style-name="TableRow130">
                <table:table-cell table:style-name="TableCell131">
                  <text:p text:style-name="P132">Post condición:</text:p>
                </table:table-cell>
                <table:table-cell table:style-name="TableCell133">
                  <text:p text:style-name="P134">Éxito: Flujo Normal</text:p>
                  <text:list text:style-name="LFO2" text:continue-numbering="true">
                    <text:list-item>
                      <text:p text:style-name="P135">Se registra la venta minorista.</text:p>
                    </text:list-item>
                    <text:list-item>
                      <text:p text:style-name="P136">Se calcula el impuesto de manera correcta.</text:p>
                    </text:list-item>
                    <text:list-item>
                      <text:p text:style-name="P137">Se actualiza la contabilidad.</text:p>
                    </text:list-item>
                    <text:list-item>
                      <text:p text:style-name="P138">Se actualiza el inventario minorista.</text:p>
                    </text:list-item>
                    <text:list-item>
                      <text:p text:style-name="P139">Se genera el ticket de venta minorista.</text:p>
                    </text:list-item>
                    <text:list-item>
                      <text:p text:style-name="P140">Se registran las autorizaciones de pago.</text:p>
                    </text:list-item>
                  </text:list>
                  <text:p text:style-name="P141"/>
                  <text:p text:style-name="P142">Fracaso 1:</text:p>
                  <text:list text:style-name="LFO3" text:continue-numbering="true">
                    <text:list-item>
                      <text:p text:style-name="P143">*a En cualquier momento el sistema falla</text:p>
                    </text:list-item>
                  </text:list>
                  <text:p text:style-name="P144">Fracaso 2:</text:p>
                  <text:list text:style-name="LFO3" text:continue-numbering="true">
                    <text:list-item>
                      <text:p text:style-name="P145">*a.2 El Sistema detecta anomalías intentando la recuperación</text:p>
                    </text:list-item>
                  </text:list>
                  <text:p text:style-name="P146">Fracaso 3:</text:p>
                  <text:list text:style-name="LFO3" text:continue-numbering="true">
                    <text:list-item>
                      <text:p text:style-name="P147">3.a El Sistema no encuentra al cliente</text:p>
                    </text:list-item>
                  </text:list>
                  <text:p text:style-name="P148">Fracaso 4:</text:p>
                  <text:list text:style-name="LFO3" text:continue-numbering="true">
                    <text:list-item>
                      <text:p text:style-name="P149">4.a Identificador no valido de articulo</text:p>
                    </text:list-item>
                  </text:list>
                  <text:p text:style-name="P150">Fracaso 5:</text:p>
                  <text:list text:style-name="LFO3" text:continue-numbering="true">
                    <text:list-item>
                      <text:p text:style-name="P151">4.b Hay muchos artículos de la misma categoría</text:p>
                    </text:list-item>
                  </text:list>
                  <text:p text:style-name="P152">Fracaso 6:</text:p>
                  <text:list text:style-name="LFO3" text:continue-numbering="true">
                    <text:list-item>
                      <text:p text:style-name="P153">4-5.a El Cliente Minorista le pide al Cajero que elimine un artículo de la compra.</text:p>
                    </text:list-item>
                  </text:list>
                  <text:p text:style-name="P154">Fracaso 7:</text:p>
                  <text:list text:style-name="LFO3" text:continue-numbering="true">
                    <text:list-item>
                      <text:p text:style-name="P155">4-5.b El Cliente Minorista le pide al Cajero que cancele la Venta minorista</text:p>
                    </text:list-item>
                  </text:list>
                  <text:p text:style-name="P156">Fracaso 8:</text:p>
                  <text:list text:style-name="LFO3" text:continue-numbering="true">
                    <text:list-item>
                      <text:p text:style-name="P157">4-5.c El Cajero cancela la Venta minorista</text:p>
                    </text:list-item>
                  </text:list>
                  <text:p text:style-name="P158">Fracaso 9:</text:p>
                  <text:list text:style-name="LFO3" text:continue-numbering="true">
                    <text:list-item>
                      <text:p text:style-name="P159">6.a El Sistema presenta un precio de un artículo que no es el deseado</text:p>
                    </text:list-item>
                  </text:list>
                  <text:p text:style-name="P160">Fracaso 10:</text:p>
                  <text:list text:style-name="LFO3" text:continue-numbering="true">
                    <text:list-item>
                      <text:p text:style-name="P161">6.a.1 El Sistema encuentra un fallo para el cálculo de impuestos</text:p>
                    </text:list-item>
                  </text:list>
                  <text:p text:style-name="P162">Fracaso 11:</text:p>
                  <text:list text:style-name="LFO3" text:continue-numbering="true">
                    <text:list-item>
                      <text:p text:style-name="P163">6.a.1.2.a El Sistema detecta que el sistema no se reinicia</text:p>
                    </text:list-item>
                  </text:list>
                  <text:p text:style-name="P164">Fracaso 12:</text:p>
                  <text:list text:style-name="LFO3" text:continue-numbering="true">
                    <text:list-item>
                      <text:p text:style-name="P165">6.b El Cliente Minorista dice que le son aplicables descuentos</text:p>
                    </text:list-item>
                  </text:list>
                  <text:p text:style-name="P166">Fracaso<text:s/>13:</text:p>
                  <text:list text:style-name="LFO3" text:continue-numbering="true">
                    <text:list-item>
                      <text:p text:style-name="P167">6.c El Cliente Minorista dice que tiene crédito en su cuenta, para aplicar a la Venta minorista</text:p>
                    </text:list-item>
                  </text:list>
                  <text:p text:style-name="P168">Fracaso 14:</text:p>
                  <text:list text:style-name="LFO3" text:continue-numbering="true">
                    <text:list-item>
                      <text:p text:style-name="P169">7.a El Cliente Minorista dice que su intención era pagar en efectivo pero que no tiene suficiente</text:p>
                    </text:list-item>
                  </text:list>
                  <text:p text:style-name="P170">Fracaso 15:</text:p>
                  <text:list text:style-name="LFO3" text:continue-numbering="true">
                    <text:list-item>
                      <text:p text:style-name="P171">7.a.1.a El Cliente Minorista dice<text:s/>que su intención era pagar en efectivo pero que no tiene suficiente</text:p>
                    </text:list-item>
                  </text:list>
                  <text:p text:style-name="P172">Fracaso 16:</text:p>
                  <text:list text:style-name="LFO3" text:continue-numbering="true">
                    <text:list-item>
                      <text:p text:style-name="P173">8.a Pago en efectivo</text:p>
                    </text:list-item>
                  </text:list>
                  <text:p text:style-name="P174">Fracaso 17:</text:p>
                  <text:list text:style-name="LFO3" text:continue-numbering="true">
                    <text:list-item>
                      <text:p text:style-name="P175">8.b Pago con tarjeta de Crédito</text:p>
                    </text:list-item>
                  </text:list>
                  <text:p text:style-name="P176">Fracaso 18:</text:p>
                  <text:list text:style-name="LFO3" text:continue-numbering="true">
                    <text:list-item>
                      <text:p text:style-name="P177">8.b.2.a El Sistema detecta un fallo en la colaboración con el sistema externo</text:p>
                    </text:list-item>
                  </text:list>
                  <text:p text:style-name="P178">Fracaso 19:</text:p>
                  <text:list text:style-name="LFO3" text:continue-numbering="true">
                    <text:list-item>
                      <text:p text:style-name="P179">8.b.3.a El Sistema recibe la denegación del pago</text:p>
                    </text:list-item>
                  </text:list>
                  <text:p text:style-name="P180">Fracaso 20:</text:p>
                  <text:list text:style-name="LFO3" text:continue-numbering="true">
                    <text:list-item>
                      <text:p text:style-name="P181">8.d Pago a Cuenta Corriente</text:p>
                    </text:list-item>
                  </text:list>
                  <text:p text:style-name="P182"/>
                  <text:p text:style-name="P183"/>
                  <text:p text:style-name="P184"/>
                  <text:p text:style-name="P185"/>
                  <text:p text:style-name="P186"/>
                </table:table-cell>
              </table:table-row>
            </table:table>
            <text:p text:style-name="P187"/>
          </table:table-cell>
          <table:covered-table-cell/>
        </table:table-row>
        <table:table-row table:style-name="TableRow188">
          <table:table-cell table:style-name="TableCell189" table:number-columns-spanned="2">
            <text:p text:style-name="P190"/>
          </table:table-cell>
          <table:covered-table-cell/>
        </table:table-row>
        <text:soft-page-break/>
        <table:table-row table:style-name="TableRow191">
          <table:table-cell table:style-name="TableCell192" table:number-columns-spanned="2">
            <text:p text:style-name="P193">Flujo Normal</text:p>
          </table:table-cell>
          <table:covered-table-cell/>
        </table:table-row>
        <table:table-row table:style-name="TableRow194">
          <table:table-cell table:style-name="TableCell195" table:number-columns-spanned="2">
            <table:table table:style-name="Table196">
              <table:table-columns>
                <table:table-column table:style-name="TableColumn197"/>
                <table:table-column table:style-name="TableColumn198"/>
              </table:table-columns>
              <table:table-row table:style-name="TableRow199">
                <table:table-cell table:style-name="TableCell200">
                  <text:p text:style-name="P201">Actor</text:p>
                </table:table-cell>
                <table:table-cell table:style-name="TableCell202">
                  <text:p text:style-name="P203">Sistema</text:p>
                </table:table-cell>
              </table:table-row>
              <table:table-row table:style-name="TableRow204">
                <table:table-cell table:style-name="TableCell205">
                  <text:p text:style-name="P206">1. El Cliente Minorista llega a un punto de venta minorista con artículos que comprar</text:p>
                </table:table-cell>
                <table:table-cell table:style-name="TableCell207">
                  <text:p text:style-name="P208"/>
                </table:table-cell>
              </table:table-row>
              <table:table-row table:style-name="TableRow209">
                <table:table-cell table:style-name="TableCell210">
                  <text:p text:style-name="P211">2. El Cajero comienza con una nueva venta<text:s/>minorista</text:p>
                </table:table-cell>
                <table:table-cell table:style-name="TableCell212">
                  <text:p text:style-name="P213"/>
                </table:table-cell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3. El Sistema verifica al Cliente Minorista</text:p>
                </table:table-cell>
              </table:table-row>
              <table:table-row table:style-name="TableRow219">
                <table:table-cell table:style-name="TableCell220">
                  <text:p text:style-name="P221">4. El Cajero introduce el identificador del articulo</text:p>
                </table:table-cell>
                <table:table-cell table:style-name="TableCell222">
                  <text:p text:style-name="P223"/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5. El Sistema registra la línea de venta minorista y presenta:</text:p>
                  <text:list text:style-name="LFO4" text:continue-numbering="true">
                    <text:list-item>
                      <text:p text:style-name="P229">Fecha actual</text:p>
                    </text:list-item>
                    <text:list-item>
                      <text:p text:style-name="P230">Hora actual</text:p>
                    </text:list-item>
                    <text:list-item>
                      <text:p text:style-name="P231">Descripción del articulo</text:p>
                    </text:list-item>
                    <text:list-item>
                      <text:p text:style-name="P232">Precio (se calcula a partir de un conjunto de reglas de precio y descuento del articulo)</text:p>
                    </text:list-item>
                    <text:list-item>
                      <text:p text:style-name="P233">Suma parcial</text:p>
                    </text:list-item>
                  </text:list>
                </table:table-cell>
              </table:table-row>
              <table:table-row table:style-name="TableRow234">
                <table:table-cell table:style-name="TableCell235" table:number-columns-spanned="2">
                  <text:p text:style-name="P236">El Cajero repite los pasos 4 y 5 hasta que se indique</text:p>
                </table:table-cell>
                <table:covered-table-cell/>
              </table:table-row>
              <table:table-row table:style-name="TableRow237">
                <table:table-cell table:style-name="TableCell238">
                  <text:p text:style-name="P239"/>
                </table:table-cell>
                <table:table-cell table:style-name="TableCell240">
                  <text:p text:style-name="P241">6. El Sistema presenta el total con los impuestos calculados y solicita que se seleccione un tipo de pago y que se pague</text:p>
                </table:table-cell>
              </table:table-row>
              <table:table-row table:style-name="TableRow242">
                <table:table-cell table:style-name="TableCell243">
                  <text:p text:style-name="P244">7.<text:s/>El Cajero le dice al Cliente Minorista el total y pide que le pague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>8. El Cliente Minorista paga</text:p>
                </table:table-cell>
                <table:table-cell table:style-name="TableCell250">
                  <text:p text:style-name="P251"/>
                </table:table-cell>
              </table:table-row>
              <table:table-row table:style-name="TableRow252">
                <table:table-cell table:style-name="TableCell253">
                  <text:p text:style-name="P254"/>
                </table:table-cell>
                <table:table-cell table:style-name="TableCell255">
                  <text:p text:style-name="P256">9. El Sistema verifica el tipo de Pago y el Pago</text:p>
                </table:table-cell>
              </table:table-row>
              <table:table-row table:style-name="TableRow257">
                <table:table-cell table:style-name="TableCell258">
                  <text:p text:style-name="P259"/>
                </table:table-cell>
                <table:table-cell table:style-name="TableCell260">
                  <text:p text:style-name="P261">10. El Sistema registra la venta minorista<text:s/></text:p>
                  <text:list text:style-name="LFO5" text:continue-numbering="true">
                    <text:list-item>
                      <text:p text:style-name="P262">Cliente Minorista</text:p>
                      <text:list text:continue-numbering="true">
                        <text:list-item>
                          <text:p text:style-name="P263">Numero de cliente</text:p>
                        </text:list-item>
                        <text:list-item>
                          <text:p text:style-name="P264">Nombre</text:p>
                        </text:list-item>
                        <text:list-item>
                          <text:p text:style-name="P265">Apellido</text:p>
                        </text:list-item>
                        <text:list-item>
                          <text:p text:style-name="P266">DNI</text:p>
                        </text:list-item>
                        <text:list-item>
                          <text:p text:style-name="P267">Situación Tributaria</text:p>
                        </text:list-item>
                        <text:list-item>
                          <text:p text:style-name="P268">Fecha de nacimiento</text:p>
                        </text:list-item>
                        <text:list-item>
                          <text:p text:style-name="P269">domicilio</text:p>
                        </text:list-item>
                      </text:list>
                    </text:list-item>
                    <text:list-item>
                      <text:p text:style-name="P270">Artículos comprados (línea de venta)</text:p>
                    </text:list-item>
                    <text:list-item>
                      <text:p text:style-name="P271">Cajero que realizo la operación<text:s/></text:p>
                    </text:list-item>
                    <text:list-item>
                      <text:p text:style-name="P272">Caja en donde se realizó la operación</text:p>
                    </text:list-item>
                  </text:list>
                </table:table-cell>
              </table:table-row>
              <table:table-row table:style-name="TableRow273">
                <table:table-cell table:style-name="TableCell274">
                  <text:p text:style-name="P275"/>
                </table:table-cell>
                <table:table-cell table:style-name="TableCell276">
                  <text:p text:style-name="P277">11. El Sistema genera un comprobante de pago (ticket)</text:p>
                  <text:list text:style-name="LFO5" text:continue-numbering="true">
                    <text:list-item>
                      <text:p text:style-name="P278">Fecha actual</text:p>
                    </text:list-item>
                    <text:list-item>
                      <text:p text:style-name="P279">Hora actual</text:p>
                    </text:list-item>
                    <text:list-item>
                      <text:p text:style-name="P280">código de ticket</text:p>
                    </text:list-item>
                  </text:list>
                </table:table-cell>
              </table:table-row>
              <table:table-row table:style-name="TableRow281">
                <table:table-cell table:style-name="TableCell282">
                  <text:p text:style-name="P283"/>
                </table:table-cell>
                <table:table-cell table:style-name="TableCell284">
                  <text:p text:style-name="P285">12. El Sistema asocia el comprobante de pago (ticket) a la Venta</text:p>
                </table:table-cell>
              </table:table-row>
              <table:table-row table:style-name="TableRow286">
                <table:table-cell table:style-name="TableCell287">
                  <text:p text:style-name="P288"/>
                </table:table-cell>
                <table:table-cell table:style-name="TableCell289">
                  <text:p text:style-name="TableContents"><text:span text:style-name="T290">13. El Sistema usa el Caso de Uso “Ajustar Stock Góndola (UC-05)” con<text:s/></text:span><text:span text:style-name="T291">datos de artículos negativos</text:span></text:p>
                </table:table-cell>
              </table:table-row>
              <table:table-row table:style-name="TableRow292">
                <table:table-cell table:style-name="TableCell293">
                  <text:p text:style-name="P294"/>
                </table:table-cell>
                <table:table-cell table:style-name="TableCell295">
                  <text:p text:style-name="P296">14. El Sistema registra la venta minorista como completa</text:p>
                </table:table-cell>
              </table:table-row>
              <table:table-row table:style-name="TableRow297">
                <table:table-cell table:style-name="TableCell298">
                  <text:p text:style-name="P299"/>
                </table:table-cell>
                <table:table-cell table:style-name="TableCell300">
                  <text:p text:style-name="P301">15. El Sistema presenta el<text:s/>comprobante de pago (ticket)</text:p>
                </table:table-cell>
              </table:table-row>
              <table:table-row table:style-name="TableRow302">
                <table:table-cell table:style-name="TableCell303">
                  <text:p text:style-name="P304">16. El Cliente Minorista se va con el comprobante de pago (ticket) y los artículos<text:s/></text:p>
                </table:table-cell>
                <table:table-cell table:style-name="TableCell305">
                  <text:p text:style-name="P306"/>
                </table:table-cell>
              </table:table-row>
            </table:table>
            <text:p text:style-name="P307"/>
          </table:table-cell>
          <table:covered-table-cell/>
        </table:table-row>
        <table:table-row table:style-name="TableRow308">
          <table:table-cell table:style-name="TableCell309" table:number-columns-spanned="2">
            <text:p text:style-name="P310">Flujos Alternativos</text:p>
          </table:table-cell>
          <table:covered-table-cell/>
        </table:table-row>
        <table:table-row table:style-name="TableRow311">
          <table:table-cell table:style-name="TableCell312" table:number-columns-spanned="2">
            <table:table table:style-name="Table313">
              <table:table-columns>
                <table:table-column table:style-name="TableColumn314"/>
                <table:table-column table:style-name="TableColumn315"/>
              </table:table-columns>
              <table:table-row table:style-name="TableRow316">
                <table:table-cell table:style-name="TableCell317" table:number-columns-spanned="2">
                  <text:p text:style-name="P318">*a En cualquier momento el sistema falla:</text:p>
                  <text:p text:style-name="P319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0">
                <table:table-cell table:style-name="TableCell321">
                  <text:p text:style-name="P322">1. El Cajero reinicia el Sistema, inicia sesión, y solicita la recuperación al estado anterior</text:p>
                </table:table-cell>
                <table:table-cell table:style-name="TableCell323">
                  <text:p text:style-name="P324"/>
                </table:table-cell>
              </table:table-row>
              <table:table-row table:style-name="TableRow325">
                <table:table-cell table:style-name="TableCell326">
                  <text:p text:style-name="P327"/>
                </table:table-cell>
                <table:table-cell table:style-name="TableCell328">
                  <text:p text:style-name="P329">2. El Sistema reconstituye el estado anterior</text:p>
                </table:table-cell>
              </table:table-row>
            </table:table>
            <text:p text:style-name="P330"/>
          </table:table-cell>
          <table:covered-table-cell/>
        </table:table-row>
        <table:table-row table:style-name="TableRow331">
          <table:table-cell table:style-name="TableCell332" table:number-columns-spanned="2">
            <table:table table:style-name="Table333">
              <table:table-columns>
                <table:table-column table:style-name="TableColumn334"/>
                <table:table-column table:style-name="TableColumn335"/>
              </table:table-columns>
              <table:table-row table:style-name="TableRow336">
                <table:table-cell table:style-name="TableCell337" table:number-columns-spanned="2">
                  <text:p text:style-name="P338">*a.2 El Sistema detecta anomalías intentando la recuperación</text:p>
                </table:table-cell>
                <table:covered-table-cell/>
              </table:table-row>
              <table:table-row table:style-name="TableRow339">
                <table:table-cell table:style-name="TableCell340">
                  <text:p text:style-name="P341"/>
                </table:table-cell>
                <table:table-cell table:style-name="TableCell342">
                  <text:p text:style-name="P343">1. El Sistema informa del error al Cajero, registra el error, y pasa a un estado limpio</text:p>
                </table:table-cell>
              </table:table-row>
              <table:table-row table:style-name="TableRow344">
                <table:table-cell table:style-name="TableCell345">
                  <text:p text:style-name="P346"/>
                </table:table-cell>
                <table:table-cell table:style-name="TableCell347">
                  <text:p text:style-name="P348">2. El Cajero comienza una nueva venta minorista</text:p>
                </table:table-cell>
              </table:table-row>
            </table:table>
            <text:p text:style-name="P349"/>
          </table:table-cell>
          <table:covered-table-cell/>
        </table:table-row>
        <table:table-row table:style-name="TableRow350">
          <table:table-cell table:style-name="TableCell351" table:number-columns-spanned="2">
            <table:table table:style-name="Table352">
              <table:table-columns>
                <table:table-column table:style-name="TableColumn353"/>
                <table:table-column table:style-name="TableColumn354"/>
              </table:table-columns>
              <table:table-row table:style-name="TableRow355">
                <table:table-cell table:style-name="TableCell356" table:number-columns-spanned="2">
                  <text:p text:style-name="P357">3.a El Sistema no encuentra al cliente</text:p>
                </table:table-cell>
                <table:covered-table-cell/>
              </table:table-row>
              <table:table-row table:style-name="TableRow358">
                <table:table-cell table:style-name="TableCell359">
                  <text:p text:style-name="P360"/>
                </table:table-cell>
                <table:table-cell table:style-name="TableCell361">
                  <text:p text:style-name="P362">1. El<text:s/>Sistema señala un error y cancela la venta</text:p>
                </table:table-cell>
              </table:table-row>
            </table:table>
            <text:p text:style-name="P363"/>
          </table:table-cell>
          <table:covered-table-cell/>
        </table:table-row>
        <table:table-row table:style-name="TableRow364">
          <table:table-cell table:style-name="TableCell365" table:number-columns-spanned="2">
            <table:table table:style-name="Table366">
              <table:table-columns>
                <table:table-column table:style-name="TableColumn367"/>
                <table:table-column table:style-name="TableColumn368"/>
              </table:table-columns>
              <table:table-row table:style-name="TableRow369">
                <table:table-cell table:style-name="TableCell370" table:number-columns-spanned="2">
                  <text:p text:style-name="P371">4.a Identificador no valido de articulo</text:p>
                </table:table-cell>
                <table:covered-table-cell/>
              </table:table-row>
              <table:table-row table:style-name="TableRow372">
                <table:table-cell table:style-name="TableCell373">
                  <text:p text:style-name="P374"/>
                </table:table-cell>
                <table:table-cell table:style-name="TableCell375">
                  <text:p text:style-name="P376">1. El Sistema señala el error y rechaza la entrada</text:p>
                </table:table-cell>
              </table:table-row>
            </table:table>
            <text:p text:style-name="P377"/>
          </table:table-cell>
          <table:covered-table-cell/>
        </table:table-row>
        <table:table-row table:style-name="TableRow378">
          <table:table-cell table:style-name="TableCell379" table:number-columns-spanned="2">
            <table:table table:style-name="Table380">
              <table:table-columns>
                <table:table-column table:style-name="TableColumn381"/>
                <table:table-column table:style-name="TableColumn382"/>
              </table:table-columns>
              <table:table-row table:style-name="TableRow383">
                <table:table-cell table:style-name="TableCell384" table:number-columns-spanned="2">
                  <text:p text:style-name="P385">4.b Hay muchos artículos de la misma categoría<text:s/></text:p>
                  <text:p text:style-name="P386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387">
                <table:table-cell table:style-name="TableCell388">
                  <text:p text:style-name="P389">1. El Cajero introduce el<text:s/></text:p>
                  <text:list text:style-name="LFO6" text:continue-numbering="true">
                    <text:list-item>
                      <text:p text:style-name="P390">Identificador de la categoría del artículo.</text:p>
                    </text:list-item>
                    <text:list-item>
                      <text:p text:style-name="P391">Cantidad de articulo<text:s/></text:p>
                    </text:list-item>
                  </text:list>
                </table:table-cell>
                <table:table-cell table:style-name="TableCell392">
                  <text:p text:style-name="P393"/>
                </table:table-cell>
              </table:table-row>
            </table:table>
            <text:p text:style-name="P394"/>
          </table:table-cell>
          <table:covered-table-cell/>
        </table:table-row>
        <table:table-row table:style-name="TableRow395">
          <table:table-cell table:style-name="TableCell396" table:number-columns-spanned="2">
            <table:table table:style-name="Table397">
              <table:table-columns>
                <table:table-column table:style-name="TableColumn398"/>
                <table:table-column table:style-name="TableColumn399"/>
              </table:table-columns>
              <table:table-row table:style-name="TableRow400">
                <table:table-cell table:style-name="TableCell401" table:number-columns-spanned="2">
                  <text:p text:style-name="P402">4-5.a El Cliente Minorista le pide al Cajero que elimine un artículo de la compra.<text:s/></text:p>
                </table:table-cell>
                <table:covered-table-cell/>
              </table:table-row>
              <table:table-row table:style-name="TableRow403">
                <table:table-cell table:style-name="TableCell404">
                  <text:p text:style-name="P405">1. El Cajero introduce el<text:s/>identificador del articulo para eliminarlo de la compra</text:p>
                </table:table-cell>
                <table:table-cell table:style-name="TableCell406">
                  <text:p text:style-name="P407"/>
                </table:table-cell>
              </table:table-row>
              <table:table-row table:style-name="TableRow408">
                <table:table-cell table:style-name="TableCell409">
                  <text:p text:style-name="P410"/>
                </table:table-cell>
                <table:table-cell table:style-name="TableCell411">
                  <text:p text:style-name="P412">2. El Sistema muestra la suma parcial actualizada</text:p>
                </table:table-cell>
              </table:table-row>
            </table:table>
            <text:p text:style-name="P413"/>
          </table:table-cell>
          <table:covered-table-cell/>
        </table:table-row>
        <table:table-row table:style-name="TableRow414">
          <table:table-cell table:style-name="TableCell415" table:number-columns-spanned="2">
            <table:table table:style-name="Table416">
              <table:table-columns>
                <table:table-column table:style-name="TableColumn417"/>
                <table:table-column table:style-name="TableColumn418"/>
              </table:table-columns>
              <table:table-row table:style-name="TableRow419">
                <table:table-cell table:style-name="TableCell420" table:number-columns-spanned="2">
                  <text:soft-page-break/>
                  <text:p text:style-name="P421">4-5.b El Cliente Minorista le pide al Cajero que cancele la Venta minorista</text:p>
                </table:table-cell>
                <table:covered-table-cell/>
              </table:table-row>
              <table:table-row table:style-name="TableRow422">
                <table:table-cell table:style-name="TableCell423">
                  <text:p text:style-name="P424">1. El Cajero cancela la venta minorista</text:p>
                </table:table-cell>
                <table:table-cell table:style-name="TableCell425">
                  <text:p text:style-name="P426"/>
                </table:table-cell>
              </table:table-row>
              <table:table-row table:style-name="TableRow427">
                <table:table-cell table:style-name="TableCell428">
                  <text:p text:style-name="P429"/>
                </table:table-cell>
                <table:table-cell table:style-name="TableCell430">
                  <text:p text:style-name="P431">2. El Sistema cancela la<text:s/>Venta minorista</text:p>
                </table:table-cell>
              </table:table-row>
            </table:table>
            <text:p text:style-name="P432"/>
          </table:table-cell>
          <table:covered-table-cell/>
        </table:table-row>
        <table:table-row table:style-name="TableRow433">
          <table:table-cell table:style-name="TableCell434" table:number-columns-spanned="2">
            <table:table table:style-name="Table435">
              <table:table-columns>
                <table:table-column table:style-name="TableColumn436"/>
                <table:table-column table:style-name="TableColumn437"/>
              </table:table-columns>
              <table:table-row table:style-name="TableRow438">
                <table:table-cell table:style-name="TableCell439" table:number-columns-spanned="2">
                  <text:p text:style-name="P440">4-5.c El Cajero cancela la Venta minorista</text:p>
                </table:table-cell>
                <table:covered-table-cell/>
              </table:table-row>
              <table:table-row table:style-name="TableRow441">
                <table:table-cell table:style-name="TableCell442">
                  <text:p text:style-name="P443"/>
                </table:table-cell>
                <table:table-cell table:style-name="TableCell444">
                  <text:p text:style-name="P445">1. El Sistema registra la Venta minorista para que esté disponible su recuperación en cualquier terminal.<text:s/></text:p>
                </table:table-cell>
              </table:table-row>
            </table:table>
            <text:p text:style-name="P446"/>
          </table:table-cell>
          <table:covered-table-cell/>
        </table:table-row>
        <table:table-row table:style-name="TableRow447">
          <table:table-cell table:style-name="TableCell448" table:number-columns-spanned="2">
            <table:table table:style-name="Table449">
              <table:table-columns>
                <table:table-column table:style-name="TableColumn450"/>
                <table:table-column table:style-name="TableColumn451"/>
              </table:table-columns>
              <table:table-row table:style-name="TableRow452">
                <table:table-cell table:style-name="TableCell453" table:number-columns-spanned="2">
                  <text:p text:style-name="P454">6.a El Sistema presenta un precio de un artículo que no es el deseado</text:p>
                  <text:p text:style-name="P455">(Ejemplo:<text:s/>El Cliente Minorista se queja por algo y se le ofrece un precio más bajo)</text:p>
                </table:table-cell>
                <table:covered-table-cell/>
              </table:table-row>
              <table:table-row table:style-name="TableRow456">
                <table:table-cell table:style-name="TableCell457">
                  <text:p text:style-name="P458">1. El Cajero introduce el precio alternativo</text:p>
                </table:table-cell>
                <table:table-cell table:style-name="TableCell459">
                  <text:p text:style-name="P460"/>
                </table:table-cell>
              </table:table-row>
              <table:table-row table:style-name="TableRow461">
                <table:table-cell table:style-name="TableCell462">
                  <text:p text:style-name="P463"/>
                </table:table-cell>
                <table:table-cell table:style-name="TableCell464">
                  <text:p text:style-name="P465">2. El Sistema presenta el precio nuevo</text:p>
                </table:table-cell>
              </table:table-row>
            </table:table>
            <text:p text:style-name="P466"/>
          </table:table-cell>
          <table:covered-table-cell/>
        </table:table-row>
        <table:table-row table:style-name="TableRow467">
          <table:table-cell table:style-name="TableCell468" table:number-columns-spanned="2">
            <table:table table:style-name="Table469">
              <table:table-columns>
                <table:table-column table:style-name="TableColumn470"/>
                <table:table-column table:style-name="TableColumn471"/>
              </table:table-columns>
              <table:table-row table:style-name="TableRow472">
                <table:table-cell table:style-name="TableCell473" table:number-columns-spanned="2">
                  <text:p text:style-name="P474">6.a.1 El Sistema encuentra un fallo para el cálculo de impuestos</text:p>
                </table:table-cell>
                <table:covered-table-cell/>
              </table:table-row>
              <table:table-row table:style-name="TableRow475">
                <table:table-cell table:style-name="TableCell476">
                  <text:p text:style-name="P477"/>
                </table:table-cell>
                <table:table-cell table:style-name="TableCell478">
                  <text:p text:style-name="P479">1. El Sistema reinicia<text:s/>el servicio en el nodo y continua</text:p>
                </table:table-cell>
              </table:table-row>
            </table:table>
            <text:p text:style-name="P480"/>
          </table:table-cell>
          <table:covered-table-cell/>
        </table:table-row>
        <table:table-row table:style-name="TableRow481">
          <table:table-cell table:style-name="TableCell482" table:number-columns-spanned="2">
            <table:table table:style-name="Table483">
              <table:table-columns>
                <table:table-column table:style-name="TableColumn484"/>
                <table:table-column table:style-name="TableColumn485"/>
              </table:table-columns>
              <table:table-row table:style-name="TableRow486">
                <table:table-cell table:style-name="TableCell487" table:number-columns-spanned="2">
                  <text:p text:style-name="P488">6.a.1.2.a El Sistema detecta que el sistema no se reinicia</text:p>
                </table:table-cell>
                <table:covered-table-cell/>
              </table:table-row>
              <table:table-row table:style-name="TableRow489">
                <table:table-cell table:style-name="TableCell490">
                  <text:p text:style-name="P491"/>
                </table:table-cell>
                <table:table-cell table:style-name="TableCell492">
                  <text:p text:style-name="P493">1. El Sistema señala el error</text:p>
                </table:table-cell>
              </table:table-row>
              <table:table-row table:style-name="TableRow494">
                <table:table-cell table:style-name="TableCell495">
                  <text:p text:style-name="P496">2. El Cajero podría calcular e introducir manualmente el impuesto, o cancelar la Venta minorista</text:p>
                </table:table-cell>
                <table:table-cell table:style-name="TableCell497">
                  <text:p text:style-name="P498"/>
                </table:table-cell>
              </table:table-row>
            </table:table>
            <text:p text:style-name="P499"/>
          </table:table-cell>
          <table:covered-table-cell/>
        </table:table-row>
        <table:table-row table:style-name="TableRow500">
          <table:table-cell table:style-name="TableCell501" table:number-columns-spanned="2">
            <table:table table:style-name="Table502">
              <table:table-columns>
                <table:table-column table:style-name="TableColumn503"/>
                <table:table-column table:style-name="TableColumn504"/>
              </table:table-columns>
              <table:table-row table:style-name="TableRow505">
                <table:table-cell table:style-name="TableCell506" table:number-columns-spanned="2">
                  <text:p text:style-name="P507">6.b El Cliente Minorista<text:s/>dice que le son aplicables descuentos</text:p>
                  <text:p text:style-name="P508">(ejemplo: Empleado, Cliente Minorista preferente)</text:p>
                </table:table-cell>
                <table:covered-table-cell/>
              </table:table-row>
              <table:table-row table:style-name="TableRow509">
                <table:table-cell table:style-name="TableCell510">
                  <text:p text:style-name="P511">1. El Cajero señala la petición de descuento</text:p>
                </table:table-cell>
                <table:table-cell table:style-name="TableCell512">
                  <text:p text:style-name="P513"/>
                </table:table-cell>
              </table:table-row>
              <table:table-row table:style-name="TableRow514">
                <table:table-cell table:style-name="TableCell515">
                  <text:p text:style-name="P516">2. El Cajero introduce la identificación del Cliente Minorista</text:p>
                </table:table-cell>
                <table:table-cell table:style-name="TableCell517">
                  <text:p text:style-name="P518"/>
                </table:table-cell>
              </table:table-row>
              <table:table-row table:style-name="TableRow519">
                <table:table-cell table:style-name="TableCell520">
                  <text:p text:style-name="P521"/>
                </table:table-cell>
                <table:table-cell table:style-name="TableCell522">
                  <text:p text:style-name="P523">3. El Sistema presenta el descuento total, basado en<text:s/>las reglas de descuento</text:p>
                </table:table-cell>
              </table:table-row>
            </table:table>
            <text:p text:style-name="P524"/>
          </table:table-cell>
          <table:covered-table-cell/>
        </table:table-row>
        <table:table-row table:style-name="TableRow525">
          <table:table-cell table:style-name="TableCell526" table:number-columns-spanned="2">
            <table:table table:style-name="Table527">
              <table:table-columns>
                <table:table-column table:style-name="TableColumn528"/>
                <table:table-column table:style-name="TableColumn529"/>
              </table:table-columns>
              <table:table-row table:style-name="TableRow530">
                <table:table-cell table:style-name="TableCell531" table:number-columns-spanned="2">
                  <text:p text:style-name="P532">6.c El Cliente Minorista dice que tiene crédito en su cuenta, para aplicar a la Venta minorista</text:p>
                </table:table-cell>
                <table:covered-table-cell/>
              </table:table-row>
              <table:table-row table:style-name="TableRow533">
                <table:table-cell table:style-name="TableCell534">
                  <text:p text:style-name="P535">1. <text:s/>El Cajero señala la petición de crédito</text:p>
                </table:table-cell>
                <table:table-cell table:style-name="TableCell536">
                  <text:p text:style-name="P537"/>
                </table:table-cell>
              </table:table-row>
              <table:table-row table:style-name="TableRow538">
                <table:table-cell table:style-name="TableCell539">
                  <text:p text:style-name="P540">2. El Cajero introduce la petición del Cliente Minorista</text:p>
                </table:table-cell>
                <table:table-cell table:style-name="TableCell541">
                  <text:p text:style-name="P542"/>
                </table:table-cell>
              </table:table-row>
              <table:table-row table:style-name="TableRow543">
                <table:table-cell table:style-name="TableCell544">
                  <text:p text:style-name="P545"/>
                </table:table-cell>
                <table:table-cell table:style-name="TableCell546">
                  <text:p text:style-name="P547">3. El Sistema aplica el<text:s/>crédito hasta que el precio = 0, y reduce el crédito que queda.<text:s/></text:p>
                </table:table-cell>
              </table:table-row>
            </table:table>
            <text:p text:style-name="P548"/>
          </table:table-cell>
          <table:covered-table-cell/>
        </table:table-row>
        <table:table-row table:style-name="TableRow549">
          <table:table-cell table:style-name="TableCell550" table:number-columns-spanned="2">
            <table:table table:style-name="Table551">
              <table:table-columns>
                <table:table-column table:style-name="TableColumn552"/>
                <table:table-column table:style-name="TableColumn553"/>
              </table:table-columns>
              <table:table-row table:style-name="TableRow554">
                <table:table-cell table:style-name="TableCell555" table:number-columns-spanned="2">
                  <text:p text:style-name="P556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57">
                <table:table-cell table:style-name="TableCell558">
                  <text:p text:style-name="P559">1. El Cliente Minorista utiliza un pago alternativo</text:p>
                </table:table-cell>
                <table:table-cell table:style-name="TableCell560">
                  <text:p text:style-name="P561"/>
                </table:table-cell>
              </table:table-row>
            </table:table>
            <text:p text:style-name="P562"/>
          </table:table-cell>
          <table:covered-table-cell/>
        </table:table-row>
        <table:table-row table:style-name="TableRow563">
          <table:table-cell table:style-name="TableCell564" table:number-columns-spanned="2">
            <table:table table:style-name="Table565">
              <table:table-columns>
                <table:table-column table:style-name="TableColumn566"/>
                <table:table-column table:style-name="TableColumn567"/>
              </table:table-columns>
              <table:table-row table:style-name="TableRow568">
                <table:table-cell table:style-name="TableCell569" table:number-columns-spanned="2">
                  <text:p text:style-name="P570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71">
                <table:table-cell table:style-name="TableCell572">
                  <text:p text:style-name="P573">1. El Cliente Minorista le dice al Cajero que cancele la Venta minorista</text:p>
                </table:table-cell>
                <table:table-cell table:style-name="TableCell574">
                  <text:p text:style-name="P575"/>
                </table:table-cell>
              </table:table-row>
              <table:table-row table:style-name="TableRow576">
                <table:table-cell table:style-name="TableCell577">
                  <text:p text:style-name="P578">2. El Cajero cancela la Venta minorista</text:p>
                </table:table-cell>
                <table:table-cell table:style-name="TableCell579">
                  <text:p text:style-name="P580"/>
                </table:table-cell>
              </table:table-row>
              <table:table-row table:style-name="TableRow581">
                <table:table-cell table:style-name="TableCell582">
                  <text:p text:style-name="P583"/>
                </table:table-cell>
                <table:table-cell table:style-name="TableCell584">
                  <text:p text:style-name="P585">3. El Sistema cancela la Venta minorista</text:p>
                </table:table-cell>
              </table:table-row>
            </table:table>
            <text:p text:style-name="P586"/>
          </table:table-cell>
          <table:covered-table-cell/>
        </table:table-row>
        <table:table-row table:style-name="TableRow587">
          <table:table-cell table:style-name="TableCell588" table:number-columns-spanned="2">
            <text:p text:style-name="P589"/>
          </table:table-cell>
          <table:covered-table-cell/>
        </table:table-row>
        <table:table-row table:style-name="TableRow590">
          <table:table-cell table:style-name="TableCell591" table:number-columns-spanned="2">
            <text:p text:style-name="P592"/>
          </table:table-cell>
          <table:covered-table-cell/>
        </table:table-row>
        <table:table-row table:style-name="TableRow593">
          <table:table-cell table:style-name="TableCell594" table:number-columns-spanned="2">
            <table:table table:style-name="Table595">
              <table:table-columns>
                <table:table-column table:style-name="TableColumn596"/>
                <table:table-column table:style-name="TableColumn597"/>
              </table:table-columns>
              <table:table-row table:style-name="TableRow598">
                <table:table-cell table:style-name="TableCell599" table:number-columns-spanned="2">
                  <text:p text:style-name="P600">8.a Pago en<text:s/>efectivo</text:p>
                </table:table-cell>
                <table:covered-table-cell/>
              </table:table-row>
              <table:table-row table:style-name="TableRow601">
                <table:table-cell table:style-name="TableCell602">
                  <text:p text:style-name="P603">1. <text:s/>El Cajero introduce la cantidad de dinero en efectivo entregada</text:p>
                </table:table-cell>
                <table:table-cell table:style-name="TableCell604">
                  <text:p text:style-name="P605"/>
                </table:table-cell>
              </table:table-row>
              <table:table-row table:style-name="TableRow606">
                <table:table-cell table:style-name="TableCell607">
                  <text:p text:style-name="P608"/>
                </table:table-cell>
                <table:table-cell table:style-name="TableCell609">
                  <text:p text:style-name="P610">2. El Sistema muestra la cantidad de dinero a devolver y abre el cajón de caja</text:p>
                </table:table-cell>
              </table:table-row>
              <table:table-row table:style-name="TableRow611">
                <table:table-cell table:style-name="TableCell612">
                  <text:p text:style-name="P613">3. El Cajero deposita el dinero entregado y devuelve el cambio al Cliente Minorista</text:p>
                </table:table-cell>
                <table:table-cell table:style-name="TableCell614">
                  <text:p text:style-name="P615"/>
                </table:table-cell>
              </table:table-row>
              <table:table-row table:style-name="TableRow616">
                <table:table-cell table:style-name="TableCell617">
                  <text:p text:style-name="P618"/>
                </table:table-cell>
                <table:table-cell table:style-name="TableCell619">
                  <text:p text:style-name="P620">4. El<text:s/>Sistema registra el pago en efectivo</text:p>
                </table:table-cell>
              </table:table-row>
            </table:table>
            <text:p text:style-name="P621"/>
          </table:table-cell>
          <table:covered-table-cell/>
        </table:table-row>
        <table:table-row table:style-name="TableRow622">
          <table:table-cell table:style-name="TableCell623" table:number-columns-spanned="2">
            <table:table table:style-name="Table624">
              <table:table-columns>
                <table:table-column table:style-name="TableColumn625"/>
                <table:table-column table:style-name="TableColumn626"/>
              </table:table-columns>
              <table:table-row table:style-name="TableRow627">
                <table:table-cell table:style-name="TableCell628" table:number-columns-spanned="2">
                  <text:p text:style-name="P629">8.b Pago a Crédito</text:p>
                </table:table-cell>
                <table:covered-table-cell/>
              </table:table-row>
              <table:table-row table:style-name="TableRow630">
                <table:table-cell table:style-name="TableCell631">
                  <text:p text:style-name="P632">1. El Cliente Minorista introduce su información de su cuenta de crédito</text:p>
                </table:table-cell>
                <table:table-cell table:style-name="TableCell633">
                  <text:p text:style-name="P634"/>
                </table:table-cell>
              </table:table-row>
              <table:table-row table:style-name="TableRow635">
                <table:table-cell table:style-name="TableCell636">
                  <text:p text:style-name="P637"/>
                </table:table-cell>
                <table:table-cell table:style-name="TableCell638">
                  <text:p text:style-name="P639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40">
                <table:table-cell table:style-name="TableCell641">
                  <text:p text:style-name="P642"/>
                </table:table-cell>
                <table:table-cell table:style-name="TableCell643">
                  <text:p text:style-name="P644">3. El Sistema recibe la notificación del pago y lo notifica al Cajero</text:p>
                </table:table-cell>
              </table:table-row>
              <table:table-row table:style-name="TableRow645">
                <table:table-cell table:style-name="TableCell646">
                  <text:p text:style-name="P647"/>
                </table:table-cell>
                <table:table-cell table:style-name="TableCell648">
                  <text:p text:style-name="P649">4. El Sistema registra el pago a crédito, que incluye la aprobación del pago</text:p>
                </table:table-cell>
              </table:table-row>
              <table:table-row table:style-name="TableRow650">
                <table:table-cell table:style-name="TableCell651">
                  <text:p text:style-name="P652"/>
                </table:table-cell>
                <table:table-cell table:style-name="TableCell653">
                  <text:p text:style-name="P654">5. El Sistema presenta el mecanismo de entrada para la firma del pago a<text:s/>crédito</text:p>
                </table:table-cell>
              </table:table-row>
              <table:table-row table:style-name="TableRow655">
                <table:table-cell table:style-name="TableCell656">
                  <text:p text:style-name="P657">6. El Cajero le pide al Cliente Minorista que firme el pago a crédito, El Cliente Minorista introduce la firma</text:p>
                </table:table-cell>
                <table:table-cell table:style-name="TableCell658">
                  <text:p text:style-name="P659"/>
                </table:table-cell>
              </table:table-row>
            </table:table>
            <text:p text:style-name="P660"/>
          </table:table-cell>
          <table:covered-table-cell/>
        </table:table-row>
        <table:table-row table:style-name="TableRow661">
          <table:table-cell table:style-name="TableCell662" table:number-columns-spanned="2">
            <table:table table:style-name="Table663">
              <table:table-columns>
                <table:table-column table:style-name="TableColumn664"/>
                <table:table-column table:style-name="TableColumn665"/>
              </table:table-columns>
              <table:table-row table:style-name="TableRow666">
                <table:table-cell table:style-name="TableCell667" table:number-columns-spanned="2">
                  <text:p text:style-name="P668">8.b.2.a El Sistema detecta un fallo en la colaboración con el sistema externo</text:p>
                </table:table-cell>
                <table:covered-table-cell/>
              </table:table-row>
              <table:table-row table:style-name="TableRow669">
                <table:table-cell table:style-name="TableCell670">
                  <text:p text:style-name="P671"/>
                </table:table-cell>
                <table:table-cell table:style-name="TableCell672">
                  <text:p text:style-name="P673">1. El Sistema señala el error al Cajero</text:p>
                </table:table-cell>
              </table:table-row>
              <table:table-row table:style-name="TableRow674">
                <table:table-cell table:style-name="TableCell675">
                  <text:p text:style-name="P676">2. El<text:s/>Cajero le pide al Cliente Minorista un modo de pago alternativo</text:p>
                </table:table-cell>
                <table:table-cell table:style-name="TableCell677">
                  <text:p text:style-name="P678"/>
                </table:table-cell>
              </table:table-row>
            </table:table>
            <text:p text:style-name="P679"/>
          </table:table-cell>
          <table:covered-table-cell/>
        </table:table-row>
        <table:table-row table:style-name="TableRow680">
          <table:table-cell table:style-name="TableCell681" table:number-columns-spanned="2">
            <table:table table:style-name="Table682">
              <table:table-columns>
                <table:table-column table:style-name="TableColumn683"/>
                <table:table-column table:style-name="TableColumn684"/>
              </table:table-columns>
              <table:table-row table:style-name="TableRow685">
                <table:table-cell table:style-name="TableCell686" table:number-columns-spanned="2">
                  <text:p text:style-name="P687">8.b.3.a El Sistema recibe la denegación del pago</text:p>
                </table:table-cell>
                <table:covered-table-cell/>
              </table:table-row>
              <table:table-row table:style-name="TableRow688">
                <table:table-cell table:style-name="TableCell689">
                  <text:p text:style-name="P690"/>
                </table:table-cell>
                <table:table-cell table:style-name="TableCell691">
                  <text:p text:style-name="P692">1. El Sistema señala la denegación al Cajero</text:p>
                </table:table-cell>
              </table:table-row>
              <table:table-row table:style-name="TableRow693">
                <table:table-cell table:style-name="TableCell694">
                  <text:p text:style-name="P695">2. El Cajero pide al cliente un modo de pago alternativo</text:p>
                </table:table-cell>
                <table:table-cell table:style-name="TableCell696">
                  <text:p text:style-name="P697"/>
                </table:table-cell>
              </table:table-row>
            </table:table>
            <text:p text:style-name="P698"/>
          </table:table-cell>
          <table:covered-table-cell/>
        </table:table-row>
        <table:table-row table:style-name="TableRow699">
          <table:table-cell table:style-name="TableCell700" table:number-columns-spanned="2">
            <table:table table:style-name="Table701">
              <table:table-columns>
                <table:table-column table:style-name="TableColumn702"/>
                <table:table-column table:style-name="TableColumn703"/>
              </table:table-columns>
              <table:table-row table:style-name="TableRow704">
                <table:table-cell table:style-name="TableCell705" table:number-columns-spanned="2">
                  <text:p text:style-name="P706">8.d Pago a Cuenta Corriente</text:p>
                </table:table-cell>
                <table:covered-table-cell/>
              </table:table-row>
              <table:table-row table:style-name="TableRow707">
                <table:table-cell table:style-name="TableCell708">
                  <text:p text:style-name="P709">1. El Cliente Minorista introduce su información de su cuenta<text:s/></text:p>
                </table:table-cell>
                <table:table-cell table:style-name="TableCell710">
                  <text:p text:style-name="P711"/>
                </table:table-cell>
              </table:table-row>
              <table:table-row table:style-name="TableRow712">
                <table:table-cell table:style-name="TableCell713">
                  <text:p text:style-name="P714"/>
                </table:table-cell>
                <table:table-cell table:style-name="TableCell715">
                  <text:p text:style-name="P716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17">
                <table:table-cell table:style-name="TableCell718">
                  <text:p text:style-name="P719"/>
                </table:table-cell>
                <table:table-cell table:style-name="TableCell720">
                  <text:p text:style-name="P721">3. El Sistema recibe la notificación del<text:s/>pago y lo notifica al Cajero</text:p>
                </table:table-cell>
              </table:table-row>
              <table:table-row table:style-name="TableRow722">
                <table:table-cell table:style-name="TableCell723">
                  <text:p text:style-name="P724"/>
                </table:table-cell>
                <table:table-cell table:style-name="TableCell725">
                  <text:p text:style-name="P726">4. El Sistema registra el pago a cuenta, que incluye la aprobación del pago</text:p>
                </table:table-cell>
              </table:table-row>
              <table:table-row table:style-name="TableRow727">
                <table:table-cell table:style-name="TableCell728">
                  <text:p text:style-name="P729"/>
                </table:table-cell>
                <table:table-cell table:style-name="TableCell730">
                  <text:p text:style-name="P731">5. El Sistema presenta el mecanismo de entrada para la firma del pago a cuenta</text:p>
                </table:table-cell>
              </table:table-row>
              <table:table-row table:style-name="TableRow732">
                <table:table-cell table:style-name="TableCell733">
                  <text:p text:style-name="P734">6. El Cajero le pide al Cliente Minorista que firme el pago a cuenta, El Cliente Minorista introduce la firma</text:p>
                </table:table-cell>
                <table:table-cell table:style-name="TableCell735">
                  <text:p text:style-name="P736"/>
                </table:table-cell>
              </table:table-row>
            </table:table>
            <text:p text:style-name="P737"/>
          </table:table-cell>
          <table:covered-table-cell/>
        </table:table-row>
        <table:table-row table:style-name="TableRow738">
          <table:table-cell table:style-name="TableCell739" table:number-columns-spanned="2">
            <text:p text:style-name="P740"/>
          </table:table-cell>
          <table:covered-table-cell/>
        </table:table-row>
        <table:table-row table:style-name="TableRow741">
          <table:table-cell table:style-name="TableCell742" table:number-columns-spanned="2">
            <text:p text:style-name="P743">Observación: No contempla la venta Mayorista, se analizará en un caso de uso “Procesar Venta Mayorista (UC-03)”<text:s/></text:p>
          </table:table-cell>
          <table:covered-table-cell/>
        </table:table-row>
        <table:table-row table:style-name="TableRow744">
          <table:table-cell table:style-name="TableCell745" table:number-columns-spanned="2">
            <text:p text:style-name="TableContents"><text:span text:style-name="T746">Reglas de Negocio Asociadas:<text:s/></text:span><text:span text:style-name="T747">RF-01, RF-02, RF-03, RF-04, RF-05, RF-06</text:span></text:p>
          </table:table-cell>
          <table:covered-table-cell/>
        </table:table-row>
        <table:table-row table:style-name="TableRow748">
          <table:table-cell table:style-name="TableCell749" table:number-columns-spanned="2">
            <text:p text:style-name="P750">Requerimientos no<text:s/>Funcionales Asociados:</text:p>
          </table:table-cell>
          <table:covered-table-cell/>
        </table:table-row>
        <table:table-row table:style-name="TableRow751">
          <table:table-cell table:style-name="TableCell752">
            <text:p text:style-name="P753">Fuente: Roberto Sueldo</text:p>
          </table:table-cell>
          <table:table-cell table:style-name="TableCell754">
            <text:p text:style-name="P755">Referencia Fuente: Trabajo Practico Integrador POO</text:p>
          </table:table-cell>
        </table:table-row>
        <table:table-row table:style-name="TableRow756">
          <table:table-cell table:style-name="TableCell757" table:number-columns-spanned="2">
            <text:p text:style-name="P758">Asociación de Extensión: Procesar Venta (UC-01)</text:p>
          </table:table-cell>
          <table:covered-table-cell/>
        </table:table-row>
        <table:table-row table:style-name="TableRow759">
          <table:table-cell table:style-name="TableCell760" table:number-columns-spanned="2">
            <text:p text:style-name="P761">Asociación de Inclusión: Ajustar Stock Góndola (UC-04)</text:p>
          </table:table-cell>
          <table:covered-table-cell/>
        </table:table-row>
        <table:table-row table:style-name="TableRow762">
          <table:table-cell table:style-name="TableCell763" table:number-columns-spanned="2">
            <text:p text:style-name="P764">Caso de Uso donde se incluye: Ninguno</text:p>
          </table:table-cell>
          <table:covered-table-cell/>
        </table:table-row>
        <table:table-row table:style-name="TableRow765">
          <table:table-cell table:style-name="TableCell766" table:number-columns-spanned="2">
            <text:p text:style-name="P767">Caso de Uso<text:s/>al que extiende: Ninguno</text:p>
          </table:table-cell>
          <table:covered-table-cell/>
        </table:table-row>
        <table:table-row table:style-name="TableRow768">
          <table:table-cell table:style-name="TableCell769" table:number-columns-spanned="2">
            <text:p text:style-name="P770">Caso de Uso de generalización: Ninguno</text:p>
          </table:table-cell>
          <table:covered-table-cell/>
        </table:table-row>
        <table:table-row table:style-name="TableRow771">
          <table:table-cell table:style-name="TableCell772" table:number-columns-spanned="2">
            <text:p text:style-name="P773">Historia de cambios</text:p>
          </table:table-cell>
          <table:covered-table-cell/>
        </table:table-row>
      </table:table>
      <text:p text:style-name="P774"/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P782">Versión</text:p>
          </table:table-cell>
          <table:table-cell table:style-name="TableCell783">
            <text:p text:style-name="P784">Fecha</text:p>
          </table:table-cell>
          <table:table-cell table:style-name="TableCell785">
            <text:p text:style-name="P786">Autor</text:p>
          </table:table-cell>
          <table:table-cell table:style-name="TableCell787">
            <text:p text:style-name="P788">Descripción de Cambio</text:p>
          </table:table-cell>
        </table:table-row>
        <table:table-row table:style-name="TableRow789">
          <table:table-cell table:style-name="TableCell790">
            <text:p text:style-name="P791">1.0</text:p>
          </table:table-cell>
          <table:table-cell table:style-name="TableCell792">
            <text:p text:style-name="P793">14/09/2016</text:p>
          </table:table-cell>
          <table:table-cell table:style-name="TableCell794">
            <text:p text:style-name="P795">Betancur Damián Ariel</text:p>
          </table:table-cell>
          <table:table-cell table:style-name="TableCell796">
            <text:p text:style-name="P797">Inicio del caso de uso</text:p>
          </table:table-cell>
        </table:table-row>
        <table:table-row table:style-name="TableRow798">
          <table:table-cell table:style-name="TableCell799">
            <text:p text:style-name="P800">1.0</text:p>
          </table:table-cell>
          <table:table-cell table:style-name="TableCell801">
            <text:p text:style-name="P802">14/09/2016</text:p>
          </table:table-cell>
          <table:table-cell table:style-name="TableCell803">
            <text:p text:style-name="P804">Betancur Damián Ariel</text:p>
          </table:table-cell>
          <table:table-cell table:style-name="TableCell805">
            <text:p text:style-name="P806"><text:span text:style-name="T807">Extensión del Caso de Uso<text:s/></text:span><text:span text:style-name="T808">“Procesar Venta (UC-01)”</text:span></text:p>
          </table:table-cell>
        </table:table-row>
        <table:table-row table:style-name="TableRow809">
          <table:table-cell table:style-name="TableCell810">
            <text:p text:style-name="P811">1.0</text:p>
          </table:table-cell>
          <table:table-cell table:style-name="TableCell812">
            <text:p text:style-name="P813">14/09/2016</text:p>
          </table:table-cell>
          <table:table-cell table:style-name="TableCell814">
            <text:p text:style-name="P815">Betancur Damián Ariel</text:p>
          </table:table-cell>
          <table:table-cell table:style-name="TableCell816">
            <text:p text:style-name="P817"><text:span text:style-name="T818">Relación con caso de uso<text:s/></text:span><text:span text:style-name="T819">“Ajustar Stock Góndola (UC-05)”</text:span></text:p>
          </table:table-cell>
        </table:table-row>
        <table:table-row table:style-name="TableRow820">
          <table:table-cell table:style-name="TableCell821">
            <text:p text:style-name="P822">1.0</text:p>
          </table:table-cell>
          <table:table-cell table:style-name="TableCell823">
            <text:p text:style-name="P824">14/09/2016</text:p>
          </table:table-cell>
          <table:table-cell table:style-name="TableCell825">
            <text:p text:style-name="P826">Betancur Damián Ariel</text:p>
          </table:table-cell>
          <table:table-cell table:style-name="TableCell827">
            <text:p text:style-name="P828">Identificación de Requisitos Funcionales</text:p>
          </table:table-cell>
        </table:table-row>
        <table:table-row table:style-name="TableRow829">
          <table:table-cell table:style-name="TableCell830">
            <text:p text:style-name="P831">1.0</text:p>
          </table:table-cell>
          <table:table-cell table:style-name="TableCell832">
            <text:p text:style-name="P833">14/09/2016</text:p>
          </table:table-cell>
          <table:table-cell table:style-name="TableCell834">
            <text:p text:style-name="P835">Betancur Damián Ariel</text:p>
          </table:table-cell>
          <table:table-cell table:style-name="TableCell836">
            <text:p text:style-name="P837">Identificación de<text:s/>Reglas de Negocio</text:p>
          </table:table-cell>
        </table:table-row>
        <table:table-row table:style-name="TableRow838">
          <table:table-cell table:style-name="TableCell839">
            <text:p text:style-name="P840">1.0</text:p>
          </table:table-cell>
          <table:table-cell table:style-name="TableCell841">
            <text:p text:style-name="P842">14/09/2016</text:p>
          </table:table-cell>
          <table:table-cell table:style-name="TableCell843">
            <text:p text:style-name="P844">Betancur Damián Ariel</text:p>
          </table:table-cell>
          <table:table-cell table:style-name="TableCell845">
            <text:p text:style-name="P846">Diagrama de Secuencia del Sistema (DSS)</text:p>
          </table:table-cell>
        </table:table-row>
        <table:table-row table:style-name="TableRow847">
          <table:table-cell table:style-name="TableCell848">
            <text:p text:style-name="P849">1.0</text:p>
          </table:table-cell>
          <table:table-cell table:style-name="TableCell850">
            <text:p text:style-name="P851">14/09/2016</text:p>
          </table:table-cell>
          <table:table-cell table:style-name="TableCell852">
            <text:p text:style-name="P853">Betancur Damián Ariel</text:p>
          </table:table-cell>
          <table:table-cell table:style-name="TableCell854">
            <text:p text:style-name="P855">Codificación del caso de uso, asociación de requisitos y reglas del negocio</text:p>
          </table:table-cell>
        </table:table-row>
      </table:table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soft-page-break/>
      <text:p text:style-name="P883">Diagrama de Secuencia del Sistema</text:p>
      <text:p text:style-name="P884"/>
      <text:p text:style-name="Standard"><draw:frame draw:z-index="251659264" draw:id="id0" draw:style-name="a0" draw:name="Object 2" text:anchor-type="paragraph" svg:x="1.04375in" svg:y="0.01597in" svg:width="4.60417in" svg:height="3.96736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/>
      <text:p text:style-name="P933"/>
      <text:soft-page-break/>
      <text:p text:style-name="P934">Contrato de Operaciones<text:s/></text:p>
      <text:p text:style-name="P935"/>
      <text:p text:style-name="P936"/>
      <text:p text:style-name="P9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10-12T21:13:00Z</dc:date>
    <meta:print-date>2014-11-21T17:11:00Z</meta:print-date>
    <meta:template xlink:href="Normal" xlink:type="simple"/>
    <meta:editing-cycles>165</meta:editing-cycles>
    <meta:editing-duration>PT61080S</meta:editing-duration>
    <meta:document-statistic meta:page-count="7" meta:paragraph-count="21" meta:word-count="1687" meta:character-count="10949" meta:row-count="77" meta:non-whitespace-character-count="9283"/>
  </office:meta>
</office:document-meta>
</file>